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13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5" table:default-cell-style-name="Default"/>
        <table:table-row table:style-name="ro1">
          <table:table-cell/>
          <table:table-cell office:value-type="string">
            <text:p>Pumpkin Cookies</text:p>
          </table:table-cell>
          <table:table-cell office:value-type="string">
            <text:p>48px</text:p>
          </table:table-cell>
          <table:table-cell office:value-type="string">
            <text:p>link=Powderc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umpkin Cookies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et Goop</text:p>
          </table:table-cell>
          <table:table-cell office:value-type="string">
            <text:p>48px</text:p>
          </table:table-cell>
          <table:table-cell office:value-type="string">
            <text:p>link=Wet Goo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et Goop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Green Cap</text:p>
          </table:table-cell>
          <table:table-cell office:value-type="string">
            <text:p>48px</text:p>
          </table:table-cell>
          <table:table-cell office:value-type="string">
            <text:p>link=Cooked Green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Green Cap</text:p>
          </table:table-cell>
          <table:table-cell table:number-columns-repeated="3"/>
          <table:table-cell office:value-type="string">
            <text:p><text:s/>-1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t</text:p>
          </table:table-cell>
          <table:table-cell office:value-type="string">
            <text:p>48px</text:p>
          </table:table-cell>
          <table:table-cell office:value-type="string">
            <text:p>link=Ro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t</text:p>
          </table:table-cell>
          <table:table-cell table:number-columns-repeated="3"/>
          <table:table-cell office:value-type="string">
            <text:p><text:s/>-1</text:p>
          </table:table-cell>
          <table:table-cell/>
          <table:table-cell office:value-type="string">
            <text:p><text:s/>-1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tten Egg</text:p>
          </table:table-cell>
          <table:table-cell office:value-type="string">
            <text:p>48px</text:p>
          </table:table-cell>
          <table:table-cell office:value-type="string">
            <text:p>link=Rotten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tten Egg</text:p>
          </table:table-cell>
          <table:table-cell table:number-columns-repeated="3"/>
          <table:table-cell office:value-type="string">
            <text:p><text:s/>-1</text:p>
          </table:table-cell>
          <table:table-cell/>
          <table:table-cell office:value-type="string">
            <text:p><text:s/>-1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ster Meat</text:p>
          </table:table-cell>
          <table:table-cell office:value-type="string">
            <text:p>48px</text:p>
          </table:table-cell>
          <table:table-cell office:value-type="string">
            <text:p>link=Monster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nster Meat</text:p>
          </table:table-cell>
          <table:table-cell table:number-columns-repeated="3"/>
          <table:table-cell office:value-type="string">
            <text:p><text:s/>-20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string">
            <text:p><text:s/>-1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d Cap</text:p>
          </table:table-cell>
          <table:table-cell office:value-type="string">
            <text:p>48px</text:p>
          </table:table-cell>
          <table:table-cell office:value-type="string">
            <text:p>link=Red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ed Cap</text:p>
          </table:table-cell>
          <table:table-cell table:number-columns-repeated="3"/>
          <table:table-cell office:value-type="string">
            <text:p><text:s/>-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ster Lasagna</text:p>
          </table:table-cell>
          <table:table-cell office:value-type="string">
            <text:p>48px</text:p>
          </table:table-cell>
          <table:table-cell office:value-type="string">
            <text:p>link=Monster Lasagna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nster Lasagna</text:p>
          </table:table-cell>
          <table:table-cell table:number-columns-repeated="3"/>
          <table:table-cell office:value-type="string">
            <text:p><text:s/>-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-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ian</text:p>
          </table:table-cell>
          <table:table-cell office:value-type="string">
            <text:p>48px</text:p>
          </table:table-cell>
          <table:table-cell office:value-type="string">
            <text:p>link=Duria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urian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Monster Meat</text:p>
          </table:table-cell>
          <table:table-cell office:value-type="string">
            <text:p>48px</text:p>
          </table:table-cell>
          <table:table-cell office:value-type="string">
            <text:p>link=Cooked Monster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onster Meat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ster Jerky</text:p>
          </table:table-cell>
          <table:table-cell office:value-type="string">
            <text:p>48px</text:p>
          </table:table-cell>
          <table:table-cell office:value-type="string">
            <text:p>link=Monster Jerk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nster Jerky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Blue Cap</text:p>
          </table:table-cell>
          <table:table-cell office:value-type="string">
            <text:p>48px</text:p>
          </table:table-cell>
          <table:table-cell office:value-type="string">
            <text:p>link=Cooked Blue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Blue Cap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wdercake</text:p>
          </table:table-cell>
          <table:table-cell office:value-type="string">
            <text:p>48px</text:p>
          </table:table-cell>
          <table:table-cell office:value-type="string">
            <text:p>link=Powderc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owdercake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8750">
            <text:p>1875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affy</text:p>
          </table:table-cell>
          <table:table-cell office:value-type="string">
            <text:p>48px</text:p>
          </table:table-cell>
          <table:table-cell office:value-type="string">
            <text:p>link=Taff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affy</text:p>
          </table:table-cell>
          <table:table-cell table:number-columns-repeated="3"/>
          <table:table-cell office:value-type="string">
            <text:p><text:s/>-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ops</text:p>
          </table:table-cell>
          <table:table-cell office:value-type="string">
            <text:p>48px</text:p>
          </table:table-cell>
          <table:table-cell office:value-type="string">
            <text:p>link=Crop Seed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rop Seeds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asted Berries</text:p>
          </table:table-cell>
          <table:table-cell office:value-type="string">
            <text:p>48px</text:p>
          </table:table-cell>
          <table:table-cell office:value-type="string">
            <text:p>link=Roasted Berrie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asted Berrie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rot</text:p>
          </table:table-cell>
          <table:table-cell office:value-type="string">
            <text:p>48px</text:p>
          </table:table-cell>
          <table:table-cell office:value-type="string">
            <text:p>link=Carro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arro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4"/>
        </table:table-row>
        <table:table-row table:style-name="ro1">
          <table:table-cell/>
          <table:table-cell office:value-type="string">
            <text:p>Cave Banana</text:p>
          </table:table-cell>
          <table:table-cell office:value-type="string">
            <text:p>48px</text:p>
          </table:table-cell>
          <table:table-cell office:value-type="string">
            <text:p>link=Banana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anana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ied Drumstick</text:p>
          </table:table-cell>
          <table:table-cell office:value-type="string">
            <text:p>48px</text:p>
          </table:table-cell>
          <table:table-cell office:value-type="string">
            <text:p>link=Fried Drumstic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ied Drumstick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</text:p>
          </table:table-cell>
          <table:table-cell office:value-type="string">
            <text:p>48px</text:p>
          </table:table-cell>
          <table:table-cell office:value-type="string">
            <text:p>link=Fi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ish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Fish</text:p>
          </table:table-cell>
          <table:table-cell office:value-type="string">
            <text:p>48px</text:p>
          </table:table-cell>
          <table:table-cell office:value-type="string">
            <text:p>link=Cooked Fi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Fis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ish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liage</text:p>
          </table:table-cell>
          <table:table-cell office:value-type="string">
            <text:p>48px</text:p>
          </table:table-cell>
          <table:table-cell office:value-type="string">
            <text:p>link=Foliag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oliag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Frog Legs</text:p>
          </table:table-cell>
          <table:table-cell office:value-type="string">
            <text:p>48px</text:p>
          </table:table-cell>
          <table:table-cell office:value-type="string">
            <text:p>link=Cooked Frog Leg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Frog Leg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Leafy Meat</text:p>
          </table:table-cell>
          <table:table-cell office:value-type="string">
            <text:p>48px</text:p>
          </table:table-cell>
          <table:table-cell office:value-type="string">
            <text:p>link=Cooked Leafy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Leafy Mea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ght Bulb</text:p>
          </table:table-cell>
          <table:table-cell office:value-type="string">
            <text:p>48px</text:p>
          </table:table-cell>
          <table:table-cell office:value-type="string">
            <text:p>link=Light Bulb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ight Bulb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at</text:p>
          </table:table-cell>
          <table:table-cell office:value-type="string">
            <text:p>48px</text:p>
          </table:table-cell>
          <table:table-cell office:value-type="string">
            <text:p>link=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a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Morsel</text:p>
          </table:table-cell>
          <table:table-cell office:value-type="string">
            <text:p>48px</text:p>
          </table:table-cell>
          <table:table-cell office:value-type="string">
            <text:p>link=Cooked Morse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orse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Red Cap</text:p>
          </table:table-cell>
          <table:table-cell office:value-type="string">
            <text:p>48px</text:p>
          </table:table-cell>
          <table:table-cell office:value-type="string">
            <text:p>link=Cooked Red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Red Cap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tals</text:p>
          </table:table-cell>
          <table:table-cell office:value-type="string">
            <text:p>48px</text:p>
          </table:table-cell>
          <table:table-cell office:value-type="string">
            <text:p>link=Petal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etals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low Berry</text:p>
          </table:table-cell>
          <table:table-cell office:value-type="string">
            <text:p>48px</text:p>
          </table:table-cell>
          <table:table-cell office:value-type="string">
            <text:p>link=Glow Berr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low Berry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Mandrake</text:p>
          </table:table-cell>
          <table:table-cell office:value-type="string">
            <text:p>48px</text:p>
          </table:table-cell>
          <table:table-cell office:value-type="string">
            <text:p>link=Cooked Mandr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andrake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drake Soup</text:p>
          </table:table-cell>
          <table:table-cell office:value-type="string">
            <text:p>48px</text:p>
          </table:table-cell>
          <table:table-cell office:value-type="string">
            <text:p>link=Mandrake Sou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andrake Soup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aty Stew</text:p>
          </table:table-cell>
          <table:table-cell office:value-type="string">
            <text:p>48px</text:p>
          </table:table-cell>
          <table:table-cell office:value-type="string">
            <text:p>link=Meaty Stew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aty Stew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pared Dragon Fruit</text:p>
          </table:table-cell>
          <table:table-cell office:value-type="string">
            <text:p>48px</text:p>
          </table:table-cell>
          <table:table-cell office:value-type="string">
            <text:p>link=Prepared Dragon Frui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repared Dragon Fruit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ised Eggplant</text:p>
          </table:table-cell>
          <table:table-cell office:value-type="string">
            <text:p>48px</text:p>
          </table:table-cell>
          <table:table-cell office:value-type="string">
            <text:p>link=Braised Eggplan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raised Eggplant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rky</text:p>
          </table:table-cell>
          <table:table-cell office:value-type="string">
            <text:p>48px</text:p>
          </table:table-cell>
          <table:table-cell office:value-type="string">
            <text:p>link=Jerk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Jerk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ue Cap</text:p>
          </table:table-cell>
          <table:table-cell office:value-type="string">
            <text:p>48px</text:p>
          </table:table-cell>
          <table:table-cell office:value-type="string">
            <text:p>link=Blue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lue Cap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iced Pomegranate</text:p>
          </table:table-cell>
          <table:table-cell office:value-type="string">
            <text:p>48px</text:p>
          </table:table-cell>
          <table:table-cell office:value-type="string">
            <text:p>link=Sliced Pomegranat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liced Pomegranate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on and Eggs</text:p>
          </table:table-cell>
          <table:table-cell office:value-type="string">
            <text:p>48px</text:p>
          </table:table-cell>
          <table:table-cell office:value-type="string">
            <text:p>link=Bacon and Egg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acon and Eggs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utter Muffin</text:p>
          </table:table-cell>
          <table:table-cell office:value-type="string">
            <text:p>48px</text:p>
          </table:table-cell>
          <table:table-cell office:value-type="string">
            <text:p>link=Butter Muffi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utter Muffin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h Tacos</text:p>
          </table:table-cell>
          <table:table-cell office:value-type="string">
            <text:p>48px</text:p>
          </table:table-cell>
          <table:table-cell office:value-type="string">
            <text:p>link=Fish Taco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h Tacos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oggle Bunwich</text:p>
          </table:table-cell>
          <table:table-cell office:value-type="string">
            <text:p>48px</text:p>
          </table:table-cell>
          <table:table-cell office:value-type="string">
            <text:p>link=Froggle Bunwic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oggle Bunwich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uit Medley</text:p>
          </table:table-cell>
          <table:table-cell office:value-type="string">
            <text:p>48px</text:p>
          </table:table-cell>
          <table:table-cell office:value-type="string">
            <text:p>link=Fruit Medle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uit Medle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ney Nuggets</text:p>
          </table:table-cell>
          <table:table-cell office:value-type="string">
            <text:p>48px</text:p>
          </table:table-cell>
          <table:table-cell office:value-type="string">
            <text:p>link=Honey Nugget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ney Nuggets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urkey Dinner</text:p>
          </table:table-cell>
          <table:table-cell office:value-type="string">
            <text:p>48px</text:p>
          </table:table-cell>
          <table:table-cell office:value-type="string">
            <text:p>link=Turkey Dinner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urkey Dinner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agi</text:p>
          </table:table-cell>
          <table:table-cell office:value-type="string">
            <text:p>48px</text:p>
          </table:table-cell>
          <table:table-cell office:value-type="string">
            <text:p>link=Unagi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[[Unagi]]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8.8">
            <text:p>18.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tilisk Wing</text:p>
          </table:table-cell>
          <table:table-cell office:value-type="string">
            <text:p>48px</text:p>
          </table:table-cell>
          <table:table-cell office:value-type="string">
            <text:p>link=Batilisk Win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atilisk Wing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asted Carrot</text:p>
          </table:table-cell>
          <table:table-cell office:value-type="string">
            <text:p>48px</text:p>
          </table:table-cell>
          <table:table-cell office:value-type="string">
            <text:p>link=Roasted Carro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asted Carro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Cave Banana</text:p>
          </table:table-cell>
          <table:table-cell office:value-type="string">
            <text:p>48px</text:p>
          </table:table-cell>
          <table:table-cell office:value-type="string">
            <text:p>link=Cooked Banana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Banana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n</text:p>
          </table:table-cell>
          <table:table-cell office:value-type="string">
            <text:p>48px</text:p>
          </table:table-cell>
          <table:table-cell office:value-type="string">
            <text:p>link=Cor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r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pcorn</text:p>
          </table:table-cell>
          <table:table-cell office:value-type="string">
            <text:p>48px</text:p>
          </table:table-cell>
          <table:table-cell office:value-type="string">
            <text:p>link=Popcor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opcor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gon Fruit</text:p>
          </table:table-cell>
          <table:table-cell office:value-type="string">
            <text:p>48px</text:p>
          </table:table-cell>
          <table:table-cell office:value-type="string">
            <text:p>link=Dragon Frui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ragon Frui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el</text:p>
          </table:table-cell>
          <table:table-cell office:value-type="string">
            <text:p>48px</text:p>
          </table:table-cell>
          <table:table-cell office:value-type="string">
            <text:p>link=Ee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el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ish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<text:s/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sser Glow Berry</text:p>
          </table:table-cell>
          <table:table-cell office:value-type="string">
            <text:p>48px</text:p>
          </table:table-cell>
          <table:table-cell office:value-type="string">
            <text:p>link=Lesser Glow Berr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esser Glow Berry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ney</text:p>
          </table:table-cell>
          <table:table-cell office:value-type="string">
            <text:p>48px</text:p>
          </table:table-cell>
          <table:table-cell office:value-type="string">
            <text:p>link=Hone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ney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weetener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en</text:p>
          </table:table-cell>
          <table:table-cell office:value-type="string">
            <text:p>48px</text:p>
          </table:table-cell>
          <table:table-cell office:value-type="string">
            <text:p>link=Liche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iche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Meat</text:p>
          </table:table-cell>
          <table:table-cell office:value-type="string">
            <text:p>48px</text:p>
          </table:table-cell>
          <table:table-cell office:value-type="string">
            <text:p>link=Cooked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Mea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megranate</text:p>
          </table:table-cell>
          <table:table-cell office:value-type="string">
            <text:p>48px</text:p>
          </table:table-cell>
          <table:table-cell office:value-type="string">
            <text:p>link=Pomegranat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omegranate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mpkin</text:p>
          </table:table-cell>
          <table:table-cell office:value-type="string">
            <text:p>48px</text:p>
          </table:table-cell>
          <table:table-cell office:value-type="string">
            <text:p>link=Pumpki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umpkin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llbird Egg</text:p>
          </table:table-cell>
          <table:table-cell office:value-type="string">
            <text:p>48px</text:p>
          </table:table-cell>
          <table:table-cell office:value-type="string">
            <text:p>link=Tallbir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allbird Egg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t Full of Jam</text:p>
          </table:table-cell>
          <table:table-cell office:value-type="string">
            <text:p>48px</text:p>
          </table:table-cell>
          <table:table-cell office:value-type="string">
            <text:p>link=Fist Full of Jam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t Full of Jam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abobs</text:p>
          </table:table-cell>
          <table:table-cell office:value-type="string">
            <text:p>48px</text:p>
          </table:table-cell>
          <table:table-cell office:value-type="string">
            <text:p>link=Kabob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Kabob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atballs</text:p>
          </table:table-cell>
          <table:table-cell office:value-type="string">
            <text:p>48px</text:p>
          </table:table-cell>
          <table:table-cell office:value-type="string">
            <text:p>link=Meatball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atball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62.5">
            <text:p>6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tatouille</text:p>
          </table:table-cell>
          <table:table-cell office:value-type="string">
            <text:p>48px</text:p>
          </table:table-cell>
          <table:table-cell office:value-type="string">
            <text:p>link=Ratatouill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atatouille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uffed Eggplant</text:p>
          </table:table-cell>
          <table:table-cell office:value-type="string">
            <text:p>48px</text:p>
          </table:table-cell>
          <table:table-cell office:value-type="string">
            <text:p>link=tuffed Eggplan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tuffed Eggplant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alefant Trunk</text:p>
          </table:table-cell>
          <table:table-cell office:value-type="string">
            <text:p>48px</text:p>
          </table:table-cell>
          <table:table-cell office:value-type="string">
            <text:p>link=Koalefant Trun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Koalefant Trunk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nter Koalefant Trunk</text:p>
          </table:table-cell>
          <table:table-cell office:value-type="string">
            <text:p>48px</text:p>
          </table:table-cell>
          <table:table-cell office:value-type="string">
            <text:p>link=Winter Koalefant Trun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inter Koalefant Trunk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ney Ham</text:p>
          </table:table-cell>
          <table:table-cell office:value-type="string">
            <text:p>48px</text:p>
          </table:table-cell>
          <table:table-cell office:value-type="string">
            <text:p>link=Honey Ham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ney Ham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utter</text:p>
          </table:table-cell>
          <table:table-cell office:value-type="string">
            <text:p>48px</text:p>
          </table:table-cell>
          <table:table-cell office:value-type="string">
            <text:p>link=Butter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ut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airy product</text:p>
          </table:table-cell>
          <table:table-cell office:value-type="string">
            <text:p>32px</text:p>
          </table:table-cell>
          <table:table-cell office:value-type="string">
            <text:p>1.0 Fat</text:p>
          </table:table-cell>
          <table:table-cell office:value-type="string">
            <text:p>32px</text:p>
          </table:table-cell>
          <table:table-cell office:value-type="string">
            <text:p>link=Fat]] &amp;times;1.0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Koalefant Trunk Steak</text:p>
          </table:table-cell>
          <table:table-cell office:value-type="string">
            <text:p>48px</text:p>
          </table:table-cell>
          <table:table-cell office:value-type="string">
            <text:p>link=Koalefant Trunk Stea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Koalefant Trunk Steak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ragonpie</text:p>
          </table:table-cell>
          <table:table-cell office:value-type="string">
            <text:p>48px</text:p>
          </table:table-cell>
          <table:table-cell office:value-type="string">
            <text:p>link=Dragonpi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ragonpie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shsticks</text:p>
          </table:table-cell>
          <table:table-cell office:value-type="string">
            <text:p>48px</text:p>
          </table:table-cell>
          <table:table-cell office:value-type="string">
            <text:p>link=Fishstick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ishsticks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ogi</text:p>
          </table:table-cell>
          <table:table-cell office:value-type="string">
            <text:p>48px</text:p>
          </table:table-cell>
          <table:table-cell office:value-type="string">
            <text:p>link=Pierogi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Pierogi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tching Tallbird Egg</text:p>
          </table:table-cell>
          <table:table-cell office:value-type="string">
            <text:p>48px</text:p>
          </table:table-cell>
          <table:table-cell office:value-type="string">
            <text:p>link=Hatching Tallbir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atching Tallbird Egg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erclops Eyeball</text:p>
          </table:table-cell>
          <table:table-cell office:value-type="string">
            <text:p>48px</text:p>
          </table:table-cell>
          <table:table-cell office:value-type="string">
            <text:p>link=Deerclops Eyebal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eerclops Eyeball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-15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hino Horn</text:p>
          </table:table-cell>
          <table:table-cell office:value-type="string">
            <text:p>48px</text:p>
          </table:table-cell>
          <table:table-cell office:value-type="string">
            <text:p>link=Guardian's Hor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uardian's Horn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-15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drake</text:p>
          </table:table-cell>
          <table:table-cell office:value-type="string">
            <text:p>48px</text:p>
          </table:table-cell>
          <table:table-cell office:value-type="string">
            <text:p>link=Mandrak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andrake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ffles</text:p>
          </table:table-cell>
          <table:table-cell office:value-type="string">
            <text:p>48px</text:p>
          </table:table-cell>
          <table:table-cell office:value-type="string">
            <text:p>link=Waffle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affles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oked Batilisk Wing</text:p>
          </table:table-cell>
          <table:table-cell office:value-type="string">
            <text:p>48px</text:p>
          </table:table-cell>
          <table:table-cell office:value-type="string">
            <text:p>link=Cooked Batilisk Win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Batilisk Wing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8.75">
            <text:p>18.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ggplant</text:p>
          </table:table-cell>
          <table:table-cell office:value-type="string">
            <text:p>48px</text:p>
          </table:table-cell>
          <table:table-cell office:value-type="string">
            <text:p>link=Eggplan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ggplant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all Jerky</text:p>
          </table:table-cell>
          <table:table-cell office:value-type="string">
            <text:p>48px</text:p>
          </table:table-cell>
          <table:table-cell office:value-type="string">
            <text:p>link=Small Jerky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mall Jerky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t Pumpkin</text:p>
          </table:table-cell>
          <table:table-cell office:value-type="string">
            <text:p>48px</text:p>
          </table:table-cell>
          <table:table-cell office:value-type="string">
            <text:p>link=Hot Pumpki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Hot Pumpkin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rries</text:p>
          </table:table-cell>
          <table:table-cell office:value-type="string">
            <text:p>48px</text:p>
          </table:table-cell>
          <table:table-cell office:value-type="string">
            <text:p>link=Berrie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Berrie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umstick</text:p>
          </table:table-cell>
          <table:table-cell office:value-type="string">
            <text:p>48px</text:p>
          </table:table-cell>
          <table:table-cell office:value-type="string">
            <text:p>link=Drumstic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rumstick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tra Smelly Durian</text:p>
          </table:table-cell>
          <table:table-cell office:value-type="string">
            <text:p>48px</text:p>
          </table:table-cell>
          <table:table-cell office:value-type="string">
            <text:p>link=Extra Smelly Duria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xtra Smelly Durian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g</text:p>
          </table:table-cell>
          <table:table-cell office:value-type="string">
            <text:p>48px</text:p>
          </table:table-cell>
          <table:table-cell office:value-type="string">
            <text:p>link=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gg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Egg</text:p>
          </table:table-cell>
          <table:table-cell office:value-type="string">
            <text:p>48px</text:p>
          </table:table-cell>
          <table:table-cell office:value-type="string">
            <text:p>link=Cooke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Egg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og Legs</text:p>
          </table:table-cell>
          <table:table-cell office:value-type="string">
            <text:p>48px</text:p>
          </table:table-cell>
          <table:table-cell office:value-type="string">
            <text:p>link=Frog Leg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og Leg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afy Meat</text:p>
          </table:table-cell>
          <table:table-cell office:value-type="string">
            <text:p>48px</text:p>
          </table:table-cell>
          <table:table-cell office:value-type="string">
            <text:p>link=Leafy Mea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Leafy Meat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sel</text:p>
          </table:table-cell>
          <table:table-cell office:value-type="string">
            <text:p>48px</text:p>
          </table:table-cell>
          <table:table-cell office:value-type="string">
            <text:p>link=Morsel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orsel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1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Meat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en Cap</text:p>
          </table:table-cell>
          <table:table-cell office:value-type="string">
            <text:p>48px</text:p>
          </table:table-cell>
          <table:table-cell office:value-type="string">
            <text:p>link=Green Ca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reen Cap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5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Vegetables</text:p>
          </table:table-cell>
          <table:table-cell office:value-type="string">
            <text:p>32px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rk Petals</text:p>
          </table:table-cell>
          <table:table-cell office:value-type="string">
            <text:p>48px</text:p>
          </table:table-cell>
          <table:table-cell office:value-type="string">
            <text:p>link=Dark Petal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Dark Petal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string">
            <text:p><text:s/>0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eds</text:p>
          </table:table-cell>
          <table:table-cell office:value-type="string">
            <text:p>48px</text:p>
          </table:table-cell>
          <table:table-cell office:value-type="string">
            <text:p>link=Seed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eeds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string">
            <text:p><text:s/>4.68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ied Tallbird Egg</text:p>
          </table:table-cell>
          <table:table-cell office:value-type="string">
            <text:p>48px</text:p>
          </table:table-cell>
          <table:table-cell office:value-type="string">
            <text:p>link=Fried Tallbird Egg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ried Tallbird Egg</text:p>
          </table:table-cell>
          <table:table-cell table:number-columns-repeated="3"/>
          <table:table-cell office:value-type="string">
            <text:p><text:s/>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ggs</text:p>
          </table:table-cell>
          <table:table-cell office:value-type="string">
            <text:p>32px</text:p>
          </table:table-cell>
          <table:table-cell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asted Seeds</text:p>
          </table:table-cell>
          <table:table-cell office:value-type="string">
            <text:p>48px</text:p>
          </table:table-cell>
          <table:table-cell office:value-type="string">
            <text:p>link=Toasted Seeds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oasted Seeds</text:p>
          </table:table-cell>
          <table:table-cell table:number-columns-repeated="3"/>
          <table:table-cell office:value-type="string">
            <text:p><text:s/>1</text:p>
          </table:table-cell>
          <table:table-cell/>
          <table:table-cell office:value-type="string">
            <text:p><text:s/>4.68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asted Birchnut</text:p>
          </table:table-cell>
          <table:table-cell office:value-type="string">
            <text:p>48px</text:p>
          </table:table-cell>
          <table:table-cell office:value-type="string">
            <text:p>link=Roasted Birchnut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Roasted Birchnut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&amp;times;1.0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ctus Flesh</text:p>
          </table:table-cell>
          <table:table-cell office:value-type="string">
            <text:p>48px</text:p>
          </table:table-cell>
          <table:table-cell office:value-type="string">
            <text:p>link=Cactus Fle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actus Flesh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string">
            <text:p><text:s/>-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string">
            <text:p><text:s/>-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oked Cactus Flesh</text:p>
          </table:table-cell>
          <table:table-cell office:value-type="string">
            <text:p>48px</text:p>
          </table:table-cell>
          <table:table-cell office:value-type="string">
            <text:p>link=Cooked Cactus Flesh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ooked Cactus Flesh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ctus Flower</text:p>
          </table:table-cell>
          <table:table-cell office:value-type="string">
            <text:p>48px</text:p>
          </table:table-cell>
          <table:table-cell office:value-type="string">
            <text:p>link=Cactus Flower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Cactus Flower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<text:s/>Vegetables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ctric Milk</text:p>
          </table:table-cell>
          <table:table-cell office:value-type="string">
            <text:p>48px</text:p>
          </table:table-cell>
          <table:table-cell office:value-type="string">
            <text:p>link=Electric Milk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Electric Milk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Dairy produc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ommer's Goop</text:p>
          </table:table-cell>
          <table:table-cell office:value-type="string">
            <text:p>48px</text:p>
          </table:table-cell>
          <table:table-cell office:value-type="string">
            <text:p>link=Glommer's Goop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lommer's Goop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9.375">
            <text:p>9.375</text:p>
          </table:table-cell>
          <table:table-cell/>
          <table:table-cell office:value-type="string">
            <text:p><text:s/>-50</text:p>
          </table:table-cell>
          <table:table-cell/>
          <table:table-cell office:value-type="string">
            <text:p>Never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e</text:p>
          </table:table-cell>
          <table:table-cell office:value-type="string">
            <text:p>48px</text:p>
          </table:table-cell>
          <table:table-cell office:value-type="string">
            <text:p>link=Ic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Ice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&amp;times;1.0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termelon</text:p>
          </table:table-cell>
          <table:table-cell office:value-type="string">
            <text:p>48px</text:p>
          </table:table-cell>
          <table:table-cell office:value-type="string">
            <text:p>link=Watermelo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Watermelon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<text:s/>12.5</text:p>
          </table:table-cell>
          <table:table-cell/>
          <table:table-cell office:value-type="string">
            <text:p><text:s/>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illed Watermelon</text:p>
          </table:table-cell>
          <table:table-cell office:value-type="string">
            <text:p>48px</text:p>
          </table:table-cell>
          <table:table-cell office:value-type="string">
            <text:p>link=Grilled Watermelon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rilled Watermelon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Fruit</text:p>
          </table:table-cell>
          <table:table-cell office:value-type="string">
            <text:p>32p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ower Salad</text:p>
          </table:table-cell>
          <table:table-cell office:value-type="string">
            <text:p>48px</text:p>
          </table:table-cell>
          <table:table-cell office:value-type="string">
            <text:p>link=Flower Salad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Flower Salad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acamole</text:p>
          </table:table-cell>
          <table:table-cell office:value-type="string">
            <text:p>48px</text:p>
          </table:table-cell>
          <table:table-cell office:value-type="string">
            <text:p>link=Guacamol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Guacamole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ce Cream</text:p>
          </table:table-cell>
          <table:table-cell office:value-type="string">
            <text:p>48px</text:p>
          </table:table-cell>
          <table:table-cell office:value-type="string">
            <text:p>link=Ice Cream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Ice Cream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lonsicle</text:p>
          </table:table-cell>
          <table:table-cell office:value-type="string">
            <text:p>48px</text:p>
          </table:table-cell>
          <table:table-cell office:value-type="string">
            <text:p>link=Melonsicle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Melonsicle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icy Chili</text:p>
          </table:table-cell>
          <table:table-cell office:value-type="string">
            <text:p>48px</text:p>
          </table:table-cell>
          <table:table-cell office:value-type="string">
            <text:p>link=Spicy Chili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Spicy Chili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7.5">
            <text:p>37.5</text:p>
          </table:table-cell>
          <table:table-cell/>
          <table:table-cell office:value-type="string">
            <text:p><text:s/>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rail Mix</text:p>
          </table:table-cell>
          <table:table-cell office:value-type="string">
            <text:p>48px</text:p>
          </table:table-cell>
          <table:table-cell office:value-type="string">
            <text:p>link=Trail Mix]]</text:p>
          </table:table-cell>
          <table:table-cell/>
          <table:table-cell office:value-type="string">
            <text:p><text:s/>align="left" </text:p>
          </table:table-cell>
          <table:table-cell office:value-type="string">
            <text:p>Trail Mix</text:p>
          </table:table-cell>
          <table:table-cell/>
          <table:table-cell office:value-type="string">
            <text:p>Reign of Giants icon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Not valid</text:p>
          </table:table-cell>
          <table:table-cell/>
          <table:table-cell office:value-type="string">
            <text:p>N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number-columns-repeated="4" table:default-cell-style-name="Default"/>
        <table:table-column table:style-name="co1" table:number-columns-repeated="12" table:default-cell-style-name="Default"/>
        <table:table-row table:style-name="ro2">
          <table:table-cell table:number-columns-repeated="3"/>
          <table:table-cell office:value-type="string">
            <text:p>Name</text:p>
          </table:table-cell>
          <table:table-cell/>
          <table:table-cell office:value-type="string">
            <text:p>Health</text:p>
          </table:table-cell>
          <table:table-cell/>
          <table:table-cell office:value-type="string">
            <text:p>Nutrition</text:p>
          </table:table-cell>
          <table:table-cell/>
          <table:table-cell office:value-type="string">
            <text:p>Sanity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table:number-columns-spanned="14" table:number-rows-spanned="1">
            <text:p>( ' Pumpkin Cookies ', <text:s/>0 , 37.5 , 15 )</text:p>
          </table:table-cell>
          <table:covered-table-cell table:number-columns-repeated="13"/>
          <table:table-cell table:formula="of:=CONCATENATE([.B3];[.C3:.D3];[.E3];[.F3];[.G3];[.H3];[.I3:.J3])'\''" office:value-type="float" office:value="0">
            <text:p>Err:509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]" office:value-type="string" office:string-value="Wet Goop">
            <text:p>Wet Goop</text:p>
          </table:table-cell>
          <table:table-cell office:value-type="string">
            <text:p>', </text:p>
          </table:table-cell>
          <table:table-cell table:formula="of:=[Sheet1.K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M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];[.C4];[.D4];[.E4];[.F4];[.G4];[.H4];[.I4];[.J4];[.K4];[.L4];[.M4];[.N4];[.O4])" office:value-type="string" office:string-value="('Wet Goop', 0,0,0,Not valid,No)">
            <text:p>('Wet Goop', 0,0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]" office:value-type="string" office:string-value="Cooked Green Cap">
            <text:p>Cooked Green Cap</text:p>
          </table:table-cell>
          <table:table-cell office:value-type="string">
            <text:p>', </text:p>
          </table:table-cell>
          <table:table-cell table:formula="of:=[Sheet1.K3]" office:value-type="string" office:string-value=" -1">
            <text:p><text:s/>-1</text:p>
          </table:table-cell>
          <table:table-cell office:value-type="string">
            <text:p>,</text:p>
          </table:table-cell>
          <table:table-cell table:formula="of:=[Sheet1.M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3]" office:value-type="float" office:value="15">
            <text:p>15</text:p>
          </table:table-cell>
          <table:table-cell office:value-type="string">
            <text:p>,</text:p>
          </table:table-cell>
          <table:table-cell table:formula="of:=[Sheet1.S3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3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5];[.C5];[.D5];[.E5];[.F5];[.G5];[.H5];[.I5];[.J5];[.K5];[.L5];[.M5];[.N5];[.O5])" office:value-type="string" office:string-value="('Cooked Green Cap',  -1, 0,15,Vegetables,0.5)">
            <text:p>('Cooked Green Cap', <text:s/>-1, 0,15,Vegetabl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]" office:value-type="string" office:string-value="Rot">
            <text:p>Rot</text:p>
          </table:table-cell>
          <table:table-cell office:value-type="string">
            <text:p>', </text:p>
          </table:table-cell>
          <table:table-cell table:formula="of:=[Sheet1.K4]" office:value-type="string" office:string-value=" -1">
            <text:p><text:s/>-1</text:p>
          </table:table-cell>
          <table:table-cell office:value-type="string">
            <text:p>,</text:p>
          </table:table-cell>
          <table:table-cell table:formula="of:=[Sheet1.M4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O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];[.C6];[.D6];[.E6];[.F6];[.G6];[.H6];[.I6];[.J6];[.K6];[.L6];[.M6];[.N6];[.O6])" office:value-type="string" office:string-value="('Rot',  -1, -10, 0,Not valid,No)">
            <text:p>('Rot', <text:s/>-1, -10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]" office:value-type="string" office:string-value="Rotten Egg">
            <text:p>Rotten Egg</text:p>
          </table:table-cell>
          <table:table-cell office:value-type="string">
            <text:p>', </text:p>
          </table:table-cell>
          <table:table-cell table:formula="of:=[Sheet1.K5]" office:value-type="string" office:string-value=" -1">
            <text:p><text:s/>-1</text:p>
          </table:table-cell>
          <table:table-cell office:value-type="string">
            <text:p>,</text:p>
          </table:table-cell>
          <table:table-cell table:formula="of:=[Sheet1.M5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O5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];[.C7];[.D7];[.E7];[.F7];[.G7];[.H7];[.I7];[.J7];[.K7];[.L7];[.M7];[.N7];[.O7])" office:value-type="string" office:string-value="('Rotten Egg',  -1, -10, 0,Not valid,No)">
            <text:p>('Rotten Egg', <text:s/>-1, -10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]" office:value-type="string" office:string-value="Monster Meat">
            <text:p>Monster Meat</text:p>
          </table:table-cell>
          <table:table-cell office:value-type="string">
            <text:p>', </text:p>
          </table:table-cell>
          <table:table-cell table:formula="of:=[Sheet1.K6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M6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6]" office:value-type="string" office:string-value=" -15">
            <text:p><text:s/>-15</text:p>
          </table:table-cell>
          <table:table-cell office:value-type="string">
            <text:p>,</text:p>
          </table:table-cell>
          <table:table-cell table:formula="of:=[Sheet1.S6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6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8];[.C8];[.D8];[.E8];[.F8];[.G8];[.H8];[.I8];[.J8];[.K8];[.L8];[.M8];[.N8];[.O8])" office:value-type="string" office:string-value="('Monster Meat',  -20,18.75, -15,Meats,1)">
            <text:p>('Monster Meat', <text:s/>-20,18.75, -15,Meat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]" office:value-type="string" office:string-value="Red Cap">
            <text:p>Red Cap</text:p>
          </table:table-cell>
          <table:table-cell office:value-type="string">
            <text:p>', </text:p>
          </table:table-cell>
          <table:table-cell table:formula="of:=[Sheet1.K7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M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7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7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9];[.C9];[.D9];[.E9];[.F9];[.G9];[.H9];[.I9];[.J9];[.K9];[.L9];[.M9];[.N9];[.O9])" office:value-type="string" office:string-value="('Red Cap',  -20,12.5, 0,Vegetables,0.5)">
            <text:p>('Red Cap', <text:s/>-20,12.5, 0,Vegetabl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]" office:value-type="string" office:string-value="Monster Lasagna">
            <text:p>Monster Lasagna</text:p>
          </table:table-cell>
          <table:table-cell office:value-type="string">
            <text:p>', </text:p>
          </table:table-cell>
          <table:table-cell table:formula="of:=[Sheet1.K8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M8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8]" office:value-type="string" office:string-value=" -20">
            <text:p><text:s/>-20</text:p>
          </table:table-cell>
          <table:table-cell office:value-type="string">
            <text:p>,</text:p>
          </table:table-cell>
          <table:table-cell table:formula="of:=[Sheet1.S8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8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0];[.C10];[.D10];[.E10];[.F10];[.G10];[.H10];[.I10];[.J10];[.K10];[.L10];[.M10];[.N10];[.O10])" office:value-type="string" office:string-value="('Monster Lasagna',  -20,37.5, -20,Not valid,No)">
            <text:p>('Monster Lasagna', <text:s/>-20,37.5, -2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]" office:value-type="string" office:string-value="Durian">
            <text:p>Durian</text:p>
          </table:table-cell>
          <table:table-cell office:value-type="string">
            <text:p>', </text:p>
          </table:table-cell>
          <table:table-cell table:formula="of:=[Sheet1.K9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9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9]" office:value-type="string" office:string-value=" -5">
            <text:p><text:s/>-5</text:p>
          </table:table-cell>
          <table:table-cell office:value-type="string">
            <text:p>,</text:p>
          </table:table-cell>
          <table:table-cell table:formula="of:=[Sheet1.S9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9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1];[.C11];[.D11];[.E11];[.F11];[.G11];[.H11];[.I11];[.J11];[.K11];[.L11];[.M11];[.N11];[.O11])" office:value-type="string" office:string-value="('Durian',  -3,25, -5,Fruit,1)">
            <text:p>('Durian', <text:s/>-3,25, -5,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]" office:value-type="string" office:string-value="Cooked Monster Meat">
            <text:p>Cooked Monster Meat</text:p>
          </table:table-cell>
          <table:table-cell office:value-type="string">
            <text:p>', </text:p>
          </table:table-cell>
          <table:table-cell table:formula="of:=[Sheet1.K10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0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10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10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10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2];[.C12];[.D12];[.E12];[.F12];[.G12];[.H12];[.I12];[.J12];[.K12];[.L12];[.M12];[.N12];[.O12])" office:value-type="string" office:string-value="('Cooked Monster Meat',  -3,18.75, -10,Meats,1)">
            <text:p>('Cooked Monster Meat', <text:s/>-3,18.75, -10,Meat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1]" office:value-type="string" office:string-value="Monster Jerky">
            <text:p>Monster Jerky</text:p>
          </table:table-cell>
          <table:table-cell office:value-type="string">
            <text:p>', </text:p>
          </table:table-cell>
          <table:table-cell table:formula="of:=[Sheet1.K11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1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11]" office:value-type="string" office:string-value=" -5">
            <text:p><text:s/>-5</text:p>
          </table:table-cell>
          <table:table-cell office:value-type="string">
            <text:p>,</text:p>
          </table:table-cell>
          <table:table-cell table:formula="of:=[Sheet1.S11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11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3];[.C13];[.D13];[.E13];[.F13];[.G13];[.H13];[.I13];[.J13];[.K13];[.L13];[.M13];[.N13];[.O13])" office:value-type="string" office:string-value="('Monster Jerky',  -3,18.75, -5,Meats,1)">
            <text:p>('Monster Jerky', <text:s/>-3,18.75, -5,Meat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2]" office:value-type="string" office:string-value="Cooked Blue Cap">
            <text:p>Cooked Blue Cap</text:p>
          </table:table-cell>
          <table:table-cell office:value-type="string">
            <text:p>', </text:p>
          </table:table-cell>
          <table:table-cell table:formula="of:=[Sheet1.K12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12]" office:value-type="float" office:value="10">
            <text:p>10</text:p>
          </table:table-cell>
          <table:table-cell office:value-type="string">
            <text:p>,</text:p>
          </table:table-cell>
          <table:table-cell table:formula="of:=[Sheet1.S12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12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14];[.C14];[.D14];[.E14];[.F14];[.G14];[.H14];[.I14];[.J14];[.K14];[.L14];[.M14];[.N14];[.O14])" office:value-type="string" office:string-value="('Cooked Blue Cap',  -3, 0,10,Vegetables,0.5)">
            <text:p>('Cooked Blue Cap', <text:s/>-3, 0,10,Vegetabl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3]" office:value-type="string" office:string-value="Powdercake">
            <text:p>Powdercake</text:p>
          </table:table-cell>
          <table:table-cell office:value-type="string">
            <text:p>', </text:p>
          </table:table-cell>
          <table:table-cell table:formula="of:=[Sheet1.K13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3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13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13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3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5];[.C15];[.D15];[.E15];[.F15];[.G15];[.H15];[.I15];[.J15];[.K15];[.L15];[.M15];[.N15];[.O15])" office:value-type="string" office:string-value="('Powdercake',  -3,0,0,Not valid,No)">
            <text:p>('Powdercake', <text:s/>-3,0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4]" office:value-type="string" office:string-value="Taffy">
            <text:p>Taffy</text:p>
          </table:table-cell>
          <table:table-cell office:value-type="string">
            <text:p>', </text:p>
          </table:table-cell>
          <table:table-cell table:formula="of:=[Sheet1.K14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14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14]" office:value-type="float" office:value="15">
            <text:p>15</text:p>
          </table:table-cell>
          <table:table-cell office:value-type="string">
            <text:p>,</text:p>
          </table:table-cell>
          <table:table-cell table:formula="of:=[Sheet1.S1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6];[.C16];[.D16];[.E16];[.F16];[.G16];[.H16];[.I16];[.J16];[.K16];[.L16];[.M16];[.N16];[.O16])" office:value-type="string" office:string-value="('Taffy',  -3,25,15,Not valid,No)">
            <text:p>('Taffy', <text:s/>-3,25,1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5]" office:value-type="string" office:string-value="Crop Seeds">
            <text:p>Crop Seeds</text:p>
          </table:table-cell>
          <table:table-cell office:value-type="string">
            <text:p>', </text:p>
          </table:table-cell>
          <table:table-cell table:formula="of:=[Sheet1.K15]" office:value-type="float" office:value="0.5">
            <text:p>0.5</text:p>
          </table:table-cell>
          <table:table-cell office:value-type="string">
            <text:p>,</text:p>
          </table:table-cell>
          <table:table-cell table:formula="of:=[Sheet1.M15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15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1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7];[.C17];[.D17];[.E17];[.F17];[.G17];[.H17];[.I17];[.J17];[.K17];[.L17];[.M17];[.N17];[.O17])" office:value-type="string" office:string-value="('Crop Seeds', 0.5,9.375,0,Not valid,No)">
            <text:p>('Crop Seeds', 0.5,9.375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6]" office:value-type="string" office:string-value="Roasted Berries">
            <text:p>Roasted Berries</text:p>
          </table:table-cell>
          <table:table-cell office:value-type="string">
            <text:p>', </text:p>
          </table:table-cell>
          <table:table-cell table:formula="of:=[Sheet1.K16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6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6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16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16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18];[.C18];[.D18];[.E18];[.F18];[.G18];[.H18];[.I18];[.J18];[.K18];[.L18];[.M18];[.N18];[.O18])" office:value-type="string" office:string-value="('Roasted Berries', 1,12.5, 0,Fruit,0.5)">
            <text:p>('Roasted Berries', 1,12.5, 0,Fruit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7]" office:value-type="string" office:string-value="Carrot">
            <text:p>Carrot</text:p>
          </table:table-cell>
          <table:table-cell office:value-type="string">
            <text:p>', </text:p>
          </table:table-cell>
          <table:table-cell table:formula="of:=[Sheet1.K17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7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17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17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U17]" office:value-type="float" office:value="0">
            <text:p>0</text:p>
          </table:table-cell>
          <table:table-cell office:value-type="string">
            <text:p>)</text:p>
          </table:table-cell>
          <table:table-cell table:formula="of:=CONCATENATE([.B19];[.C19];[.D19];[.E19];[.F19];[.G19];[.H19];[.I19];[.J19];[.K19];[.L19];[.M19];[.N19];[.O19])" office:value-type="string" office:string-value="('Carrot', 1,0,0,0,0)">
            <text:p>('Carrot', 1,0,0,0,0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8]" office:value-type="string" office:string-value="Banana">
            <text:p>Banana</text:p>
          </table:table-cell>
          <table:table-cell office:value-type="string">
            <text:p>', </text:p>
          </table:table-cell>
          <table:table-cell table:formula="of:=[Sheet1.K18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8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18]" office:value-type="string" office:string-value=" Fruit">
            <text:p><text:s/>Fruit</text:p>
          </table:table-cell>
          <table:table-cell office:value-type="string">
            <text:p>,</text:p>
          </table:table-cell>
          <table:table-cell table:formula="of:=[Sheet1.U18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20];[.C20];[.D20];[.E20];[.F20];[.G20];[.H20];[.I20];[.J20];[.K20];[.L20];[.M20];[.N20];[.O20])" office:value-type="string" office:string-value="('Banana', 1,12.5,0, Fruit,1)">
            <text:p>('Banana', 1,12.5,0, 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9]" office:value-type="string" office:string-value="Fried Drumstick">
            <text:p>Fried Drumstick</text:p>
          </table:table-cell>
          <table:table-cell office:value-type="string">
            <text:p>', </text:p>
          </table:table-cell>
          <table:table-cell table:formula="of:=[Sheet1.K19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19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19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21];[.C21];[.D21];[.E21];[.F21];[.G21];[.H21];[.I21];[.J21];[.K21];[.L21];[.M21];[.N21];[.O21])" office:value-type="string" office:string-value="('Fried Drumstick', 1,12.5, 0,Meats,0.5)">
            <text:p>('Fried Drumstick', 1,12.5, 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0]" office:value-type="string" office:string-value="Fish">
            <text:p>Fish</text:p>
          </table:table-cell>
          <table:table-cell office:value-type="string">
            <text:p>', </text:p>
          </table:table-cell>
          <table:table-cell table:formula="of:=[Sheet1.K20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20]" office:value-type="string" office:string-value="Fishes">
            <text:p>Fishes</text:p>
          </table:table-cell>
          <table:table-cell office:value-type="string">
            <text:p>,</text:p>
          </table:table-cell>
          <table:table-cell table:formula="of:=[Sheet1.U20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22];[.C22];[.D22];[.E22];[.F22];[.G22];[.H22];[.I22];[.J22];[.K22];[.L22];[.M22];[.N22];[.O22])" office:value-type="string" office:string-value="('Fish', 1,12.5, 0,Fishes,0.5)">
            <text:p>('Fish', 1,12.5, 0,Fish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1]" office:value-type="string" office:string-value="Cooked Fish">
            <text:p>Cooked Fish</text:p>
          </table:table-cell>
          <table:table-cell office:value-type="string">
            <text:p>', </text:p>
          </table:table-cell>
          <table:table-cell table:formula="of:=[Sheet1.K21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1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21]" office:value-type="string" office:string-value="Fishes">
            <text:p>Fishes</text:p>
          </table:table-cell>
          <table:table-cell office:value-type="string">
            <text:p>,</text:p>
          </table:table-cell>
          <table:table-cell table:formula="of:=[Sheet1.U21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23];[.C23];[.D23];[.E23];[.F23];[.G23];[.H23];[.I23];[.J23];[.K23];[.L23];[.M23];[.N23];[.O23])" office:value-type="string" office:string-value="('Cooked Fish', 1,12.5, 0,Fishes,0.5)">
            <text:p>('Cooked Fish', 1,12.5, 0,Fish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2]" office:value-type="string" office:string-value="Foliage">
            <text:p>Foliage</text:p>
          </table:table-cell>
          <table:table-cell office:value-type="string">
            <text:p>', </text:p>
          </table:table-cell>
          <table:table-cell table:formula="of:=[Sheet1.K22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22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2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2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24];[.C24];[.D24];[.E24];[.F24];[.G24];[.H24];[.I24];[.J24];[.K24];[.L24];[.M24];[.N24];[.O24])" office:value-type="string" office:string-value="('Foliage', 1,0,0,Not valid,No)">
            <text:p>('Foliage', 1,0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3]" office:value-type="string" office:string-value="Cooked Frog Legs">
            <text:p>Cooked Frog Legs</text:p>
          </table:table-cell>
          <table:table-cell office:value-type="string">
            <text:p>', </text:p>
          </table:table-cell>
          <table:table-cell table:formula="of:=[Sheet1.K23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3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23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23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25];[.C25];[.D25];[.E25];[.F25];[.G25];[.H25];[.I25];[.J25];[.K25];[.L25];[.M25];[.N25];[.O25])" office:value-type="string" office:string-value="('Cooked Frog Legs', 1,12.5, 0,Meats,0.5)">
            <text:p>('Cooked Frog Legs', 1,12.5, 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4]" office:value-type="string" office:string-value="Cooked Leafy Meat">
            <text:p>Cooked Leafy Meat</text:p>
          </table:table-cell>
          <table:table-cell office:value-type="string">
            <text:p>', </text:p>
          </table:table-cell>
          <table:table-cell table:formula="of:=[Sheet1.K24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4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24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2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2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26];[.C26];[.D26];[.E26];[.F26];[.G26];[.H26];[.I26];[.J26];[.K26];[.L26];[.M26];[.N26];[.O26])" office:value-type="string" office:string-value="('Cooked Leafy Meat', 1,18.75,0,Not valid,No)">
            <text:p>('Cooked Leafy Meat', 1,18.75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5]" office:value-type="string" office:string-value="Light Bulb">
            <text:p>Light Bulb</text:p>
          </table:table-cell>
          <table:table-cell office:value-type="string">
            <text:p>', </text:p>
          </table:table-cell>
          <table:table-cell table:formula="of:=[Sheet1.K25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5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25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2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2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27];[.C27];[.D27];[.E27];[.F27];[.G27];[.H27];[.I27];[.J27];[.K27];[.L27];[.M27];[.N27];[.O27])" office:value-type="string" office:string-value="('Light Bulb', 1,0,0,Not valid,No)">
            <text:p>('Light Bulb', 1,0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6]" office:value-type="string" office:string-value="Meat">
            <text:p>Meat</text:p>
          </table:table-cell>
          <table:table-cell office:value-type="string">
            <text:p>', </text:p>
          </table:table-cell>
          <table:table-cell table:formula="of:=[Sheet1.K26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6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26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26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26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28];[.C28];[.D28];[.E28];[.F28];[.G28];[.H28];[.I28];[.J28];[.K28];[.L28];[.M28];[.N28];[.O28])" office:value-type="string" office:string-value="('Meat', 1,25, -10,Meats,1)">
            <text:p>('Meat', 1,25, -10,Meat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7]" office:value-type="string" office:string-value="Cooked Morsel">
            <text:p>Cooked Morsel</text:p>
          </table:table-cell>
          <table:table-cell office:value-type="string">
            <text:p>', </text:p>
          </table:table-cell>
          <table:table-cell table:formula="of:=[Sheet1.K27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2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27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27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29];[.C29];[.D29];[.E29];[.F29];[.G29];[.H29];[.I29];[.J29];[.K29];[.L29];[.M29];[.N29];[.O29])" office:value-type="string" office:string-value="('Cooked Morsel', 1,12.5, 0,Meats,0.5)">
            <text:p>('Cooked Morsel', 1,12.5, 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8]" office:value-type="string" office:string-value="Cooked Red Cap">
            <text:p>Cooked Red Cap</text:p>
          </table:table-cell>
          <table:table-cell office:value-type="string">
            <text:p>', </text:p>
          </table:table-cell>
          <table:table-cell table:formula="of:=[Sheet1.K28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28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28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28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30];[.C30];[.D30];[.E30];[.F30];[.G30];[.H30];[.I30];[.J30];[.K30];[.L30];[.M30];[.N30];[.O30])" office:value-type="string" office:string-value="('Cooked Red Cap', 1, 0, -10,Vegetables,0.5)">
            <text:p>('Cooked Red Cap', 1, 0, -10,Vegetabl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29]" office:value-type="string" office:string-value="Petals">
            <text:p>Petals</text:p>
          </table:table-cell>
          <table:table-cell office:value-type="string">
            <text:p>', </text:p>
          </table:table-cell>
          <table:table-cell table:formula="of:=[Sheet1.K29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2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2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29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29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31];[.C31];[.D31];[.E31];[.F31];[.G31];[.H31];[.I31];[.J31];[.K31];[.L31];[.M31];[.N31];[.O31])" office:value-type="string" office:string-value="('Petals', 1, 0, 0,Not valid,No)">
            <text:p>('Petals', 1, 0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0]" office:value-type="string" office:string-value="Glow Berry">
            <text:p>Glow Berry</text:p>
          </table:table-cell>
          <table:table-cell office:value-type="string">
            <text:p>', </text:p>
          </table:table-cell>
          <table:table-cell table:formula="of:=[Sheet1.K30]" office:value-type="float" office:value="10">
            <text:p>10</text:p>
          </table:table-cell>
          <table:table-cell office:value-type="string">
            <text:p>,</text:p>
          </table:table-cell>
          <table:table-cell table:formula="of:=[Sheet1.M3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30]" office:value-type="string" office:string-value=" -15">
            <text:p><text:s/>-15</text:p>
          </table:table-cell>
          <table:table-cell office:value-type="string">
            <text:p>,</text:p>
          </table:table-cell>
          <table:table-cell table:formula="of:=[Sheet1.S30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30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32];[.C32];[.D32];[.E32];[.F32];[.G32];[.H32];[.I32];[.J32];[.K32];[.L32];[.M32];[.N32];[.O32])" office:value-type="string" office:string-value="('Glow Berry', 10,25, -15,Not valid,No)">
            <text:p>('Glow Berry', 10,25, -1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1]" office:value-type="string" office:string-value="Cooked Mandrake">
            <text:p>Cooked Mandrake</text:p>
          </table:table-cell>
          <table:table-cell office:value-type="string">
            <text:p>', </text:p>
          </table:table-cell>
          <table:table-cell table:formula="of:=[Sheet1.K31]" office:value-type="float" office:value="100">
            <text:p>100</text:p>
          </table:table-cell>
          <table:table-cell office:value-type="string">
            <text:p>,</text:p>
          </table:table-cell>
          <table:table-cell table:formula="of:=[Sheet1.M31]" office:value-type="float" office:value="150">
            <text:p>150</text:p>
          </table:table-cell>
          <table:table-cell office:value-type="string">
            <text:p>,</text:p>
          </table:table-cell>
          <table:table-cell table:formula="of:=[Sheet1.O31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31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31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33];[.C33];[.D33];[.E33];[.F33];[.G33];[.H33];[.I33];[.J33];[.K33];[.L33];[.M33];[.N33];[.O33])" office:value-type="string" office:string-value="('Cooked Mandrake', 100,150, 0,Not valid,No)">
            <text:p>('Cooked Mandrake', 100,150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2]" office:value-type="string" office:string-value="Mandrake Soup">
            <text:p>Mandrake Soup</text:p>
          </table:table-cell>
          <table:table-cell office:value-type="string">
            <text:p>', </text:p>
          </table:table-cell>
          <table:table-cell table:formula="of:=[Sheet1.K32]" office:value-type="float" office:value="100">
            <text:p>100</text:p>
          </table:table-cell>
          <table:table-cell office:value-type="string">
            <text:p>,</text:p>
          </table:table-cell>
          <table:table-cell table:formula="of:=[Sheet1.M32]" office:value-type="float" office:value="150">
            <text:p>150</text:p>
          </table:table-cell>
          <table:table-cell office:value-type="string">
            <text:p>,</text:p>
          </table:table-cell>
          <table:table-cell table:formula="of:=[Sheet1.O32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3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3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34];[.C34];[.D34];[.E34];[.F34];[.G34];[.H34];[.I34];[.J34];[.K34];[.L34];[.M34];[.N34];[.O34])" office:value-type="string" office:string-value="('Mandrake Soup', 100,150,5,Not valid,No)">
            <text:p>('Mandrake Soup', 100,150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3]" office:value-type="string" office:string-value="Meaty Stew">
            <text:p>Meaty Stew</text:p>
          </table:table-cell>
          <table:table-cell office:value-type="string">
            <text:p>', </text:p>
          </table:table-cell>
          <table:table-cell table:formula="of:=[Sheet1.K33]" office:value-type="float" office:value="12">
            <text:p>12</text:p>
          </table:table-cell>
          <table:table-cell office:value-type="string">
            <text:p>,</text:p>
          </table:table-cell>
          <table:table-cell table:formula="of:=[Sheet1.M33]" office:value-type="float" office:value="150">
            <text:p>150</text:p>
          </table:table-cell>
          <table:table-cell office:value-type="string">
            <text:p>,</text:p>
          </table:table-cell>
          <table:table-cell table:formula="of:=[Sheet1.O33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33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33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35];[.C35];[.D35];[.E35];[.F35];[.G35];[.H35];[.I35];[.J35];[.K35];[.L35];[.M35];[.N35];[.O35])" office:value-type="string" office:string-value="('Meaty Stew', 12,150,5,Not valid,No)">
            <text:p>('Meaty Stew', 12,150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4]" office:value-type="string" office:string-value="Prepared Dragon Fruit">
            <text:p>Prepared Dragon Fruit</text:p>
          </table:table-cell>
          <table:table-cell office:value-type="string">
            <text:p>', </text:p>
          </table:table-cell>
          <table:table-cell table:formula="of:=[Sheet1.K34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3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34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34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36];[.C36];[.D36];[.E36];[.F36];[.G36];[.H36];[.I36];[.J36];[.K36];[.L36];[.M36];[.N36];[.O36])" office:value-type="string" office:string-value="('Prepared Dragon Fruit', 20,12.5, 0,Fruit,1)">
            <text:p>('Prepared Dragon Fruit', 20,12.5, 0,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5]" office:value-type="string" office:string-value="Braised Eggplant">
            <text:p>Braised Eggplant</text:p>
          </table:table-cell>
          <table:table-cell office:value-type="string">
            <text:p>', </text:p>
          </table:table-cell>
          <table:table-cell table:formula="of:=[Sheet1.K35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5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35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35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35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37];[.C37];[.D37];[.E37];[.F37];[.G37];[.H37];[.I37];[.J37];[.K37];[.L37];[.M37];[.N37];[.O37])" office:value-type="string" office:string-value="('Braised Eggplant', 20,25, 0,Vegetables,1)">
            <text:p>('Braised Eggplant', 20,2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6]" office:value-type="string" office:string-value="Jerky">
            <text:p>Jerky</text:p>
          </table:table-cell>
          <table:table-cell office:value-type="string">
            <text:p>', </text:p>
          </table:table-cell>
          <table:table-cell table:formula="of:=[Sheet1.K36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6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36]" office:value-type="float" office:value="15">
            <text:p>15</text:p>
          </table:table-cell>
          <table:table-cell office:value-type="string">
            <text:p>,</text:p>
          </table:table-cell>
          <table:table-cell table:formula="of:=[Sheet1.S36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36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38];[.C38];[.D38];[.E38];[.F38];[.G38];[.H38];[.I38];[.J38];[.K38];[.L38];[.M38];[.N38];[.O38])" office:value-type="string" office:string-value="('Jerky', 20,25,15,Meats,1)">
            <text:p>('Jerky', 20,25,15,Meat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7]" office:value-type="string" office:string-value="Blue Cap">
            <text:p>Blue Cap</text:p>
          </table:table-cell>
          <table:table-cell office:value-type="string">
            <text:p>', </text:p>
          </table:table-cell>
          <table:table-cell table:formula="of:=[Sheet1.K37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37]" office:value-type="string" office:string-value=" -15">
            <text:p><text:s/>-15</text:p>
          </table:table-cell>
          <table:table-cell office:value-type="string">
            <text:p>,</text:p>
          </table:table-cell>
          <table:table-cell table:formula="of:=[Sheet1.S37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37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39];[.C39];[.D39];[.E39];[.F39];[.G39];[.H39];[.I39];[.J39];[.K39];[.L39];[.M39];[.N39];[.O39])" office:value-type="string" office:string-value="('Blue Cap', 20,12.5, -15,Vegetables,0.5)">
            <text:p>('Blue Cap', 20,12.5, -15,Vegetabl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8]" office:value-type="string" office:string-value="Sliced Pomegranate">
            <text:p>Sliced Pomegranate</text:p>
          </table:table-cell>
          <table:table-cell office:value-type="string">
            <text:p>', </text:p>
          </table:table-cell>
          <table:table-cell table:formula="of:=[Sheet1.K38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3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38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38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40];[.C40];[.D40];[.E40];[.F40];[.G40];[.H40];[.I40];[.J40];[.K40];[.L40];[.M40];[.N40];[.O40])" office:value-type="string" office:string-value="('Sliced Pomegranate', 20,12.5, 0,Fruit,1)">
            <text:p>('Sliced Pomegranate', 20,12.5, 0,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39]" office:value-type="string" office:string-value="Bacon and Eggs">
            <text:p>Bacon and Eggs</text:p>
          </table:table-cell>
          <table:table-cell office:value-type="string">
            <text:p>', </text:p>
          </table:table-cell>
          <table:table-cell table:formula="of:=[Sheet1.K39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39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39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39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39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1];[.C41];[.D41];[.E41];[.F41];[.G41];[.H41];[.I41];[.J41];[.K41];[.L41];[.M41];[.N41];[.O41])" office:value-type="string" office:string-value="('Bacon and Eggs', 20,75,5,Not valid,No)">
            <text:p>('Bacon and Eggs', 20,7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0]" office:value-type="string" office:string-value="Butter Muffin">
            <text:p>Butter Muffin</text:p>
          </table:table-cell>
          <table:table-cell office:value-type="string">
            <text:p>', </text:p>
          </table:table-cell>
          <table:table-cell table:formula="of:=[Sheet1.K40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0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0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0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0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2];[.C42];[.D42];[.E42];[.F42];[.G42];[.H42];[.I42];[.J42];[.K42];[.L42];[.M42];[.N42];[.O42])" office:value-type="string" office:string-value="('Butter Muffin', 20,37.5,5,Not valid,No)">
            <text:p>('Butter Muffin', 2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1]" office:value-type="string" office:string-value="Fish Tacos">
            <text:p>Fish Tacos</text:p>
          </table:table-cell>
          <table:table-cell office:value-type="string">
            <text:p>', </text:p>
          </table:table-cell>
          <table:table-cell table:formula="of:=[Sheet1.K41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1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1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1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1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3];[.C43];[.D43];[.E43];[.F43];[.G43];[.H43];[.I43];[.J43];[.K43];[.L43];[.M43];[.N43];[.O43])" office:value-type="string" office:string-value="('Fish Tacos', 20,37.5,5,Not valid,No)">
            <text:p>('Fish Tacos', 2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2]" office:value-type="string" office:string-value="Froggle Bunwich">
            <text:p>Froggle Bunwich</text:p>
          </table:table-cell>
          <table:table-cell office:value-type="string">
            <text:p>', </text:p>
          </table:table-cell>
          <table:table-cell table:formula="of:=[Sheet1.K42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2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4];[.C44];[.D44];[.E44];[.F44];[.G44];[.H44];[.I44];[.J44];[.K44];[.L44];[.M44];[.N44];[.O44])" office:value-type="string" office:string-value="('Froggle Bunwich', 20,37.5,5,Not valid,No)">
            <text:p>('Froggle Bunwich', 2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3]" office:value-type="string" office:string-value="Fruit Medley">
            <text:p>Fruit Medley</text:p>
          </table:table-cell>
          <table:table-cell office:value-type="string">
            <text:p>', </text:p>
          </table:table-cell>
          <table:table-cell table:formula="of:=[Sheet1.K43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3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43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3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3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5];[.C45];[.D45];[.E45];[.F45];[.G45];[.H45];[.I45];[.J45];[.K45];[.L45];[.M45];[.N45];[.O45])" office:value-type="string" office:string-value="('Fruit Medley', 20,25,5,Not valid,No)">
            <text:p>('Fruit Medley', 20,2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4]" office:value-type="string" office:string-value="Honey Nuggets">
            <text:p>Honey Nuggets</text:p>
          </table:table-cell>
          <table:table-cell office:value-type="string">
            <text:p>', </text:p>
          </table:table-cell>
          <table:table-cell table:formula="of:=[Sheet1.K44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4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44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6];[.C46];[.D46];[.E46];[.F46];[.G46];[.H46];[.I46];[.J46];[.K46];[.L46];[.M46];[.N46];[.O46])" office:value-type="string" office:string-value="('Honey Nuggets', 20,37.5,5,Not valid,No)">
            <text:p>('Honey Nuggets', 2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5]" office:value-type="string" office:string-value="Turkey Dinner">
            <text:p>Turkey Dinner</text:p>
          </table:table-cell>
          <table:table-cell office:value-type="string">
            <text:p>', </text:p>
          </table:table-cell>
          <table:table-cell table:formula="of:=[Sheet1.K45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5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45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7];[.C47];[.D47];[.E47];[.F47];[.G47];[.H47];[.I47];[.J47];[.K47];[.L47];[.M47];[.N47];[.O47])" office:value-type="string" office:string-value="('Turkey Dinner', 20,75,5,Not valid,No)">
            <text:p>('Turkey Dinner', 20,7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6]" office:value-type="string" office:string-value="[[Unagi]]">
            <text:p>[[Unagi]]</text:p>
          </table:table-cell>
          <table:table-cell office:value-type="string">
            <text:p>', </text:p>
          </table:table-cell>
          <table:table-cell table:formula="of:=[Sheet1.K46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46]" office:value-type="float" office:value="18.8">
            <text:p>18.8</text:p>
          </table:table-cell>
          <table:table-cell office:value-type="string">
            <text:p>,</text:p>
          </table:table-cell>
          <table:table-cell table:formula="of:=[Sheet1.O46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46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6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8];[.C48];[.D48];[.E48];[.F48];[.G48];[.H48];[.I48];[.J48];[.K48];[.L48];[.M48];[.N48];[.O48])" office:value-type="string" office:string-value="('[[Unagi]]', 20,18.8,5,Not valid,No)">
            <text:p>('[[Unagi]]', 20,18.8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7]" office:value-type="string" office:string-value="Batilisk Wing">
            <text:p>Batilisk Wing</text:p>
          </table:table-cell>
          <table:table-cell office:value-type="string">
            <text:p>', </text:p>
          </table:table-cell>
          <table:table-cell table:formula="of:=[Sheet1.K47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4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47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47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47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49];[.C49];[.D49];[.E49];[.F49];[.G49];[.H49];[.I49];[.J49];[.K49];[.L49];[.M49];[.N49];[.O49])" office:value-type="string" office:string-value="('Batilisk Wing', 3,12.5, -10,Not valid,No)">
            <text:p>('Batilisk Wing', 3,12.5, -1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8]" office:value-type="string" office:string-value="Roasted Carrot">
            <text:p>Roasted Carrot</text:p>
          </table:table-cell>
          <table:table-cell office:value-type="string">
            <text:p>', </text:p>
          </table:table-cell>
          <table:table-cell table:formula="of:=[Sheet1.K48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4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4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48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48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0];[.C50];[.D50];[.E50];[.F50];[.G50];[.H50];[.I50];[.J50];[.K50];[.L50];[.M50];[.N50];[.O50])" office:value-type="string" office:string-value="('Roasted Carrot', 3,12.5, 0,Vegetables,1)">
            <text:p>('Roasted Carrot', 3,12.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49]" office:value-type="string" office:string-value="Cooked Banana">
            <text:p>Cooked Banana</text:p>
          </table:table-cell>
          <table:table-cell office:value-type="string">
            <text:p>', </text:p>
          </table:table-cell>
          <table:table-cell table:formula="of:=[Sheet1.K49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4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49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49]" office:value-type="string" office:string-value=" Fruit">
            <text:p><text:s/>Fruit</text:p>
          </table:table-cell>
          <table:table-cell office:value-type="string">
            <text:p>,</text:p>
          </table:table-cell>
          <table:table-cell table:formula="of:=[Sheet1.U49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1];[.C51];[.D51];[.E51];[.F51];[.G51];[.H51];[.I51];[.J51];[.K51];[.L51];[.M51];[.N51];[.O51])" office:value-type="string" office:string-value="('Cooked Banana', 3,12.5,0, Fruit,1)">
            <text:p>('Cooked Banana', 3,12.5,0, 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0]" office:value-type="string" office:string-value="Corn">
            <text:p>Corn</text:p>
          </table:table-cell>
          <table:table-cell office:value-type="string">
            <text:p>', </text:p>
          </table:table-cell>
          <table:table-cell table:formula="of:=[Sheet1.K50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5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0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50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2];[.C52];[.D52];[.E52];[.F52];[.G52];[.H52];[.I52];[.J52];[.K52];[.L52];[.M52];[.N52];[.O52])" office:value-type="string" office:string-value="('Corn', 3,25, 0,Vegetables,1)">
            <text:p>('Corn', 3,2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1]" office:value-type="string" office:string-value="Popcorn">
            <text:p>Popcorn</text:p>
          </table:table-cell>
          <table:table-cell office:value-type="string">
            <text:p>', </text:p>
          </table:table-cell>
          <table:table-cell table:formula="of:=[Sheet1.K51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51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1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51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3];[.C53];[.D53];[.E53];[.F53];[.G53];[.H53];[.I53];[.J53];[.K53];[.L53];[.M53];[.N53];[.O53])" office:value-type="string" office:string-value="('Popcorn', 3,12.5, 0,Vegetables,1)">
            <text:p>('Popcorn', 3,12.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2]" office:value-type="string" office:string-value="Dragon Fruit">
            <text:p>Dragon Fruit</text:p>
          </table:table-cell>
          <table:table-cell office:value-type="string">
            <text:p>', </text:p>
          </table:table-cell>
          <table:table-cell table:formula="of:=[Sheet1.K52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2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5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2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52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4];[.C54];[.D54];[.E54];[.F54];[.G54];[.H54];[.I54];[.J54];[.K54];[.L54];[.M54];[.N54];[.O54])" office:value-type="string" office:string-value="('Dragon Fruit', 3,9.375, 0,Fruit,1)">
            <text:p>('Dragon Fruit', 3,9.375, 0,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3]" office:value-type="string" office:string-value="Eel">
            <text:p>Eel</text:p>
          </table:table-cell>
          <table:table-cell office:value-type="string">
            <text:p>', </text:p>
          </table:table-cell>
          <table:table-cell table:formula="of:=[Sheet1.K53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3]" office:value-type="float" office:value="10">
            <text:p>10</text:p>
          </table:table-cell>
          <table:table-cell office:value-type="string">
            <text:p>,</text:p>
          </table:table-cell>
          <table:table-cell table:formula="of:=[Sheet1.O5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3]" office:value-type="string" office:string-value="Fishes">
            <text:p>Fishes</text:p>
          </table:table-cell>
          <table:table-cell office:value-type="string">
            <text:p>,</text:p>
          </table:table-cell>
          <table:table-cell table:formula="of:=[Sheet1.U53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55];[.C55];[.D55];[.E55];[.F55];[.G55];[.H55];[.I55];[.J55];[.K55];[.L55];[.M55];[.N55];[.O55])" office:value-type="string" office:string-value="('Eel', 3,10, 0,Fishes,0.5)">
            <text:p>('Eel', 3,10, 0,Fish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4]" office:value-type="string" office:string-value="Lesser Glow Berry">
            <text:p>Lesser Glow Berry</text:p>
          </table:table-cell>
          <table:table-cell office:value-type="string">
            <text:p>', </text:p>
          </table:table-cell>
          <table:table-cell table:formula="of:=[Sheet1.K54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54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5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5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56];[.C56];[.D56];[.E56];[.F56];[.G56];[.H56];[.I56];[.J56];[.K56];[.L56];[.M56];[.N56];[.O56])" office:value-type="string" office:string-value="('Lesser Glow Berry', 3,12.5, -10,Not valid,No)">
            <text:p>('Lesser Glow Berry', 3,12.5, -1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5]" office:value-type="string" office:string-value="Honey">
            <text:p>Honey</text:p>
          </table:table-cell>
          <table:table-cell office:value-type="string">
            <text:p>', </text:p>
          </table:table-cell>
          <table:table-cell table:formula="of:=[Sheet1.K55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5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55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5]" office:value-type="string" office:string-value="Sweetener">
            <text:p>Sweetener</text:p>
          </table:table-cell>
          <table:table-cell office:value-type="string">
            <text:p>,</text:p>
          </table:table-cell>
          <table:table-cell table:formula="of:=[Sheet1.U55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7];[.C57];[.D57];[.E57];[.F57];[.G57];[.H57];[.I57];[.J57];[.K57];[.L57];[.M57];[.N57];[.O57])" office:value-type="string" office:string-value="('Honey', 3,9.375, 0,Sweetener,1)">
            <text:p>('Honey', 3,9.375, 0,Sweetener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6]" office:value-type="string" office:string-value="Lichen">
            <text:p>Lichen</text:p>
          </table:table-cell>
          <table:table-cell office:value-type="string">
            <text:p>', </text:p>
          </table:table-cell>
          <table:table-cell table:formula="of:=[Sheet1.K56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6]" office:value-type="float" office:value="12">
            <text:p>12</text:p>
          </table:table-cell>
          <table:table-cell office:value-type="string">
            <text:p>,</text:p>
          </table:table-cell>
          <table:table-cell table:formula="of:=[Sheet1.O56]" office:value-type="string" office:string-value=" -5">
            <text:p><text:s/>-5</text:p>
          </table:table-cell>
          <table:table-cell office:value-type="string">
            <text:p>,</text:p>
          </table:table-cell>
          <table:table-cell table:formula="of:=[Sheet1.S56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56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8];[.C58];[.D58];[.E58];[.F58];[.G58];[.H58];[.I58];[.J58];[.K58];[.L58];[.M58];[.N58];[.O58])" office:value-type="string" office:string-value="('Lichen', 3,12, -5,Vegetables,1)">
            <text:p>('Lichen', 3,12, -5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7]" office:value-type="string" office:string-value="Cooked Meat">
            <text:p>Cooked Meat</text:p>
          </table:table-cell>
          <table:table-cell office:value-type="string">
            <text:p>', </text:p>
          </table:table-cell>
          <table:table-cell table:formula="of:=[Sheet1.K57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7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5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7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57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59];[.C59];[.D59];[.E59];[.F59];[.G59];[.H59];[.I59];[.J59];[.K59];[.L59];[.M59];[.N59];[.O59])" office:value-type="string" office:string-value="('Cooked Meat', 3,25, 0,Meats,1)">
            <text:p>('Cooked Meat', 3,25, 0,Meat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8]" office:value-type="string" office:string-value="Pomegranate">
            <text:p>Pomegranate</text:p>
          </table:table-cell>
          <table:table-cell office:value-type="string">
            <text:p>', </text:p>
          </table:table-cell>
          <table:table-cell table:formula="of:=[Sheet1.K58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8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5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8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58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60];[.C60];[.D60];[.E60];[.F60];[.G60];[.H60];[.I60];[.J60];[.K60];[.L60];[.M60];[.N60];[.O60])" office:value-type="string" office:string-value="('Pomegranate', 3,9.375, 0,Fruit,1)">
            <text:p>('Pomegranate', 3,9.375, 0,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59]" office:value-type="string" office:string-value="Pumpkin">
            <text:p>Pumpkin</text:p>
          </table:table-cell>
          <table:table-cell office:value-type="string">
            <text:p>', </text:p>
          </table:table-cell>
          <table:table-cell table:formula="of:=[Sheet1.K59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59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5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59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59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61];[.C61];[.D61];[.E61];[.F61];[.G61];[.H61];[.I61];[.J61];[.K61];[.L61];[.M61];[.N61];[.O61])" office:value-type="string" office:string-value="('Pumpkin', 3,37.5, 0,Vegetables,1)">
            <text:p>('Pumpkin', 3,37.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0]" office:value-type="string" office:string-value="Tallbird Egg">
            <text:p>Tallbird Egg</text:p>
          </table:table-cell>
          <table:table-cell office:value-type="string">
            <text:p>', </text:p>
          </table:table-cell>
          <table:table-cell table:formula="of:=[Sheet1.K60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6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60]" office:value-type="string" office:string-value="Eggs">
            <text:p>Eggs</text:p>
          </table:table-cell>
          <table:table-cell office:value-type="string">
            <text:p>,</text:p>
          </table:table-cell>
          <table:table-cell table:formula="of:=[Sheet1.U60]" office:value-type="float" office:value="4">
            <text:p>4</text:p>
          </table:table-cell>
          <table:table-cell office:value-type="string">
            <text:p>)</text:p>
          </table:table-cell>
          <table:table-cell table:formula="of:=CONCATENATE([.B62];[.C62];[.D62];[.E62];[.F62];[.G62];[.H62];[.I62];[.J62];[.K62];[.L62];[.M62];[.N62];[.O62])" office:value-type="string" office:string-value="('Tallbird Egg', 3,25, 0,Eggs,4)">
            <text:p>('Tallbird Egg', 3,25, 0,Eggs,4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1]" office:value-type="string" office:string-value="Fist Full of Jam">
            <text:p>Fist Full of Jam</text:p>
          </table:table-cell>
          <table:table-cell office:value-type="string">
            <text:p>', </text:p>
          </table:table-cell>
          <table:table-cell table:formula="of:=[Sheet1.K61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1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1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61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1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3];[.C63];[.D63];[.E63];[.F63];[.G63];[.H63];[.I63];[.J63];[.K63];[.L63];[.M63];[.N63];[.O63])" office:value-type="string" office:string-value="('Fist Full of Jam', 3,37.5,5,Not valid,No)">
            <text:p>('Fist Full of Jam', 3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2]" office:value-type="string" office:string-value="Kabobs">
            <text:p>Kabobs</text:p>
          </table:table-cell>
          <table:table-cell office:value-type="string">
            <text:p>', </text:p>
          </table:table-cell>
          <table:table-cell table:formula="of:=[Sheet1.K62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2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6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4];[.C64];[.D64];[.E64];[.F64];[.G64];[.H64];[.I64];[.J64];[.K64];[.L64];[.M64];[.N64];[.O64])" office:value-type="string" office:string-value="('Kabobs', 3,37.5,5,Not valid,No)">
            <text:p>('Kabobs', 3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3]" office:value-type="string" office:string-value="Meatballs">
            <text:p>Meatballs</text:p>
          </table:table-cell>
          <table:table-cell office:value-type="string">
            <text:p>', </text:p>
          </table:table-cell>
          <table:table-cell table:formula="of:=[Sheet1.K63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3]" office:value-type="float" office:value="62.5">
            <text:p>62.5</text:p>
          </table:table-cell>
          <table:table-cell office:value-type="string">
            <text:p>,</text:p>
          </table:table-cell>
          <table:table-cell table:formula="of:=[Sheet1.O63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63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3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5];[.C65];[.D65];[.E65];[.F65];[.G65];[.H65];[.I65];[.J65];[.K65];[.L65];[.M65];[.N65];[.O65])" office:value-type="string" office:string-value="('Meatballs', 3,62.5,5,Not valid,No)">
            <text:p>('Meatballs', 3,62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4]" office:value-type="string" office:string-value="Ratatouille">
            <text:p>Ratatouille</text:p>
          </table:table-cell>
          <table:table-cell office:value-type="string">
            <text:p>', </text:p>
          </table:table-cell>
          <table:table-cell table:formula="of:=[Sheet1.K64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4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64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6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6];[.C66];[.D66];[.E66];[.F66];[.G66];[.H66];[.I66];[.J66];[.K66];[.L66];[.M66];[.N66];[.O66])" office:value-type="string" office:string-value="('Ratatouille', 3,25,5,Not valid,No)">
            <text:p>('Ratatouille', 3,2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5]" office:value-type="string" office:string-value="Stuffed Eggplant">
            <text:p>Stuffed Eggplant</text:p>
          </table:table-cell>
          <table:table-cell office:value-type="string">
            <text:p>', </text:p>
          </table:table-cell>
          <table:table-cell table:formula="of:=[Sheet1.K65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65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5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6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7];[.C67];[.D67];[.E67];[.F67];[.G67];[.H67];[.I67];[.J67];[.K67];[.L67];[.M67];[.N67];[.O67])" office:value-type="string" office:string-value="('Stuffed Eggplant', 3,37.5,5,Not valid,No)">
            <text:p>('Stuffed Eggplant', 3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6]" office:value-type="string" office:string-value="Koalefant Trunk">
            <text:p>Koalefant Trunk</text:p>
          </table:table-cell>
          <table:table-cell office:value-type="string">
            <text:p>', </text:p>
          </table:table-cell>
          <table:table-cell table:formula="of:=[Sheet1.K66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66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6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66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6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8];[.C68];[.D68];[.E68];[.F68];[.G68];[.H68];[.I68];[.J68];[.K68];[.L68];[.M68];[.N68];[.O68])" office:value-type="string" office:string-value="('Koalefant Trunk', 30,37.5, 0,Not valid,No)">
            <text:p>('Koalefant Trunk', 30,37.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7]" office:value-type="string" office:string-value="Winter Koalefant Trunk">
            <text:p>Winter Koalefant Trunk</text:p>
          </table:table-cell>
          <table:table-cell office:value-type="string">
            <text:p>', </text:p>
          </table:table-cell>
          <table:table-cell table:formula="of:=[Sheet1.K67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67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6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67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7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69];[.C69];[.D69];[.E69];[.F69];[.G69];[.H69];[.I69];[.J69];[.K69];[.L69];[.M69];[.N69];[.O69])" office:value-type="string" office:string-value="('Winter Koalefant Trunk', 30,37.5, 0,Not valid,No)">
            <text:p>('Winter Koalefant Trunk', 30,37.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8]" office:value-type="string" office:string-value="Honey Ham">
            <text:p>Honey Ham</text:p>
          </table:table-cell>
          <table:table-cell office:value-type="string">
            <text:p>', </text:p>
          </table:table-cell>
          <table:table-cell table:formula="of:=[Sheet1.K68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68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68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68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68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0];[.C70];[.D70];[.E70];[.F70];[.G70];[.H70];[.I70];[.J70];[.K70];[.L70];[.M70];[.N70];[.O70])" office:value-type="string" office:string-value="('Honey Ham', 30,75,5,Not valid,No)">
            <text:p>('Honey Ham', 30,7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69]" office:value-type="string" office:string-value="Butter">
            <text:p>Butter</text:p>
          </table:table-cell>
          <table:table-cell office:value-type="string">
            <text:p>', </text:p>
          </table:table-cell>
          <table:table-cell table:formula="of:=[Sheet1.K69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69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6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69]" office:value-type="string" office:string-value="Dairy product">
            <text:p>Dairy product</text:p>
          </table:table-cell>
          <table:table-cell office:value-type="string">
            <text:p>,</text:p>
          </table:table-cell>
          <table:table-cell table:formula="of:=[Sheet1.U69]" office:value-type="string" office:string-value="1.0 Fat">
            <text:p>1.0 Fat</text:p>
          </table:table-cell>
          <table:table-cell office:value-type="string">
            <text:p>)</text:p>
          </table:table-cell>
          <table:table-cell table:formula="of:=CONCATENATE([.B71];[.C71];[.D71];[.E71];[.F71];[.G71];[.H71];[.I71];[.J71];[.K71];[.L71];[.M71];[.N71];[.O71])" office:value-type="string" office:string-value="('Butter', 40,25, 0,Dairy product,1.0 Fat)">
            <text:p>('Butter', 40,25, 0,Dairy product,1.0 Fat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0]" office:value-type="string" office:string-value="Koalefant Trunk Steak">
            <text:p>Koalefant Trunk Steak</text:p>
          </table:table-cell>
          <table:table-cell office:value-type="string">
            <text:p>', </text:p>
          </table:table-cell>
          <table:table-cell table:formula="of:=[Sheet1.K70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0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70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0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2];[.C72];[.D72];[.E72];[.F72];[.G72];[.H72];[.I72];[.J72];[.K72];[.L72];[.M72];[.N72];[.O72])" office:value-type="string" office:string-value="('Koalefant Trunk Steak', 40,75, 0,Not valid,No)">
            <text:p>('Koalefant Trunk Steak', 40,7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1]" office:value-type="string" office:string-value="Dragonpie">
            <text:p>Dragonpie</text:p>
          </table:table-cell>
          <table:table-cell office:value-type="string">
            <text:p>', </text:p>
          </table:table-cell>
          <table:table-cell table:formula="of:=[Sheet1.K71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1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1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71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1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3];[.C73];[.D73];[.E73];[.F73];[.G73];[.H73];[.I73];[.J73];[.K73];[.L73];[.M73];[.N73];[.O73])" office:value-type="string" office:string-value="('Dragonpie', 40,75,5,Not valid,No)">
            <text:p>('Dragonpie', 40,7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2]" office:value-type="string" office:string-value="Fishsticks">
            <text:p>Fishsticks</text:p>
          </table:table-cell>
          <table:table-cell office:value-type="string">
            <text:p>', </text:p>
          </table:table-cell>
          <table:table-cell table:formula="of:=[Sheet1.K72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72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7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4];[.C74];[.D74];[.E74];[.F74];[.G74];[.H74];[.I74];[.J74];[.K74];[.L74];[.M74];[.N74];[.O74])" office:value-type="string" office:string-value="('Fishsticks', 40,37.5,5,Not valid,No)">
            <text:p>('Fishsticks', 4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3]" office:value-type="string" office:string-value="Pierogi">
            <text:p>Pierogi</text:p>
          </table:table-cell>
          <table:table-cell office:value-type="string">
            <text:p>', </text:p>
          </table:table-cell>
          <table:table-cell table:formula="of:=[Sheet1.K73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73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73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73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3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5];[.C75];[.D75];[.E75];[.F75];[.G75];[.H75];[.I75];[.J75];[.K75];[.L75];[.M75];[.N75];[.O75])" office:value-type="string" office:string-value="('Pierogi', 40,37.5,5,Not valid,No)">
            <text:p>('Pierogi', 4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4]" office:value-type="string" office:string-value="Hatching Tallbird Egg">
            <text:p>Hatching Tallbird Egg</text:p>
          </table:table-cell>
          <table:table-cell office:value-type="string">
            <text:p>', </text:p>
          </table:table-cell>
          <table:table-cell table:formula="of:=[Sheet1.K74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M74]" office:value-type="float" office:value="23">
            <text:p>23</text:p>
          </table:table-cell>
          <table:table-cell office:value-type="string">
            <text:p>,</text:p>
          </table:table-cell>
          <table:table-cell table:formula="of:=[Sheet1.O74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74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4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6];[.C76];[.D76];[.E76];[.F76];[.G76];[.H76];[.I76];[.J76];[.K76];[.L76];[.M76];[.N76];[.O76])" office:value-type="string" office:string-value="('Hatching Tallbird Egg', 5,23,0,Not valid,No)">
            <text:p>('Hatching Tallbird Egg', 5,23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5]" office:value-type="string" office:string-value="Deerclops Eyeball">
            <text:p>Deerclops Eyeball</text:p>
          </table:table-cell>
          <table:table-cell office:value-type="string">
            <text:p>', </text:p>
          </table:table-cell>
          <table:table-cell table:formula="of:=[Sheet1.K75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5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5]" office:value-type="string" office:string-value=" -15">
            <text:p><text:s/>-15</text:p>
          </table:table-cell>
          <table:table-cell office:value-type="string">
            <text:p>,</text:p>
          </table:table-cell>
          <table:table-cell table:formula="of:=[Sheet1.S7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7];[.C77];[.D77];[.E77];[.F77];[.G77];[.H77];[.I77];[.J77];[.K77];[.L77];[.M77];[.N77];[.O77])" office:value-type="string" office:string-value="('Deerclops Eyeball', 60,75, -15,Not valid,No)">
            <text:p>('Deerclops Eyeball', 60,75, -1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6]" office:value-type="string" office:string-value="Guardian's Horn">
            <text:p>Guardian's Horn</text:p>
          </table:table-cell>
          <table:table-cell office:value-type="string">
            <text:p>', </text:p>
          </table:table-cell>
          <table:table-cell table:formula="of:=[Sheet1.K76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6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6]" office:value-type="string" office:string-value=" -15">
            <text:p><text:s/>-15</text:p>
          </table:table-cell>
          <table:table-cell office:value-type="string">
            <text:p>,</text:p>
          </table:table-cell>
          <table:table-cell table:formula="of:=[Sheet1.S76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6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78];[.C78];[.D78];[.E78];[.F78];[.G78];[.H78];[.I78];[.J78];[.K78];[.L78];[.M78];[.N78];[.O78])" office:value-type="string" office:string-value="('Guardian's Horn', 60,75, -15,Not valid,No)">
            <text:p>('Guardian's Horn', 60,75, -1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7]" office:value-type="string" office:string-value="Mandrake">
            <text:p>Mandrake</text:p>
          </table:table-cell>
          <table:table-cell office:value-type="string">
            <text:p>', </text:p>
          </table:table-cell>
          <table:table-cell table:formula="of:=[Sheet1.K77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7]" office:value-type="float" office:value="75">
            <text:p>75</text:p>
          </table:table-cell>
          <table:table-cell office:value-type="string">
            <text:p>,</text:p>
          </table:table-cell>
          <table:table-cell table:formula="of:=[Sheet1.O7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77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77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79];[.C79];[.D79];[.E79];[.F79];[.G79];[.H79];[.I79];[.J79];[.K79];[.L79];[.M79];[.N79];[.O79])" office:value-type="string" office:string-value="('Mandrake', 60,75, 0,Vegetables,1)">
            <text:p>('Mandrake', 60,7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8]" office:value-type="string" office:string-value="Waffles">
            <text:p>Waffles</text:p>
          </table:table-cell>
          <table:table-cell office:value-type="string">
            <text:p>', </text:p>
          </table:table-cell>
          <table:table-cell table:formula="of:=[Sheet1.K78]" office:value-type="float" office:value="60">
            <text:p>60</text:p>
          </table:table-cell>
          <table:table-cell office:value-type="string">
            <text:p>,</text:p>
          </table:table-cell>
          <table:table-cell table:formula="of:=[Sheet1.M78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78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78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8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80];[.C80];[.D80];[.E80];[.F80];[.G80];[.H80];[.I80];[.J80];[.K80];[.L80];[.M80];[.N80];[.O80])" office:value-type="string" office:string-value="('Waffles', 60,37.5,5,Not valid,No)">
            <text:p>('Waffles', 60,37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79]" office:value-type="string" office:string-value="Cooked Batilisk Wing">
            <text:p>Cooked Batilisk Wing</text:p>
          </table:table-cell>
          <table:table-cell office:value-type="string">
            <text:p>', </text:p>
          </table:table-cell>
          <table:table-cell table:formula="of:=[Sheet1.K79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79]" office:value-type="float" office:value="18.75">
            <text:p>18.75</text:p>
          </table:table-cell>
          <table:table-cell office:value-type="string">
            <text:p>,</text:p>
          </table:table-cell>
          <table:table-cell table:formula="of:=[Sheet1.O79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79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79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81];[.C81];[.D81];[.E81];[.F81];[.G81];[.H81];[.I81];[.J81];[.K81];[.L81];[.M81];[.N81];[.O81])" office:value-type="string" office:string-value="('Cooked Batilisk Wing', 8,18.75,0,Not valid,No)">
            <text:p>('Cooked Batilisk Wing', 8,18.75,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0]" office:value-type="string" office:string-value="Eggplant">
            <text:p>Eggplant</text:p>
          </table:table-cell>
          <table:table-cell office:value-type="string">
            <text:p>', </text:p>
          </table:table-cell>
          <table:table-cell table:formula="of:=[Sheet1.K80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80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8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80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80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82];[.C82];[.D82];[.E82];[.F82];[.G82];[.H82];[.I82];[.J82];[.K82];[.L82];[.M82];[.N82];[.O82])" office:value-type="string" office:string-value="('Eggplant', 8,25, 0,Vegetables,1)">
            <text:p>('Eggplant', 8,2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1]" office:value-type="string" office:string-value="Small Jerky">
            <text:p>Small Jerky</text:p>
          </table:table-cell>
          <table:table-cell office:value-type="string">
            <text:p>', </text:p>
          </table:table-cell>
          <table:table-cell table:formula="of:=[Sheet1.K81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8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1]" office:value-type="float" office:value="10">
            <text:p>10</text:p>
          </table:table-cell>
          <table:table-cell office:value-type="string">
            <text:p>,</text:p>
          </table:table-cell>
          <table:table-cell table:formula="of:=[Sheet1.S81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81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83];[.C83];[.D83];[.E83];[.F83];[.G83];[.H83];[.I83];[.J83];[.K83];[.L83];[.M83];[.N83];[.O83])" office:value-type="string" office:string-value="('Small Jerky', 8,12.5,10,Meats,0.5)">
            <text:p>('Small Jerky', 8,12.5,1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2]" office:value-type="string" office:string-value="Hot Pumpkin">
            <text:p>Hot Pumpkin</text:p>
          </table:table-cell>
          <table:table-cell office:value-type="string">
            <text:p>', </text:p>
          </table:table-cell>
          <table:table-cell table:formula="of:=[Sheet1.K82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82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8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82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82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84];[.C84];[.D84];[.E84];[.F84];[.G84];[.H84];[.I84];[.J84];[.K84];[.L84];[.M84];[.N84];[.O84])" office:value-type="string" office:string-value="('Hot Pumpkin', 8,37.5, 0,Vegetables,1)">
            <text:p>('Hot Pumpkin', 8,37.5, 0,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3]" office:value-type="string" office:string-value="Berries">
            <text:p>Berries</text:p>
          </table:table-cell>
          <table:table-cell office:value-type="string">
            <text:p>', </text:p>
          </table:table-cell>
          <table:table-cell table:formula="of:=[Sheet1.K8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3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8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83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83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85];[.C85];[.D85];[.E85];[.F85];[.G85];[.H85];[.I85];[.J85];[.K85];[.L85];[.M85];[.N85];[.O85])" office:value-type="string" office:string-value="('Berries',  0,9.375, 0,Fruit,0.5)">
            <text:p>('Berries', <text:s/>0,9.375, 0,Fruit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4]" office:value-type="string" office:string-value="Drumstick">
            <text:p>Drumstick</text:p>
          </table:table-cell>
          <table:table-cell office:value-type="string">
            <text:p>', </text:p>
          </table:table-cell>
          <table:table-cell table:formula="of:=[Sheet1.K8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4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84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84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86];[.C86];[.D86];[.E86];[.F86];[.G86];[.H86];[.I86];[.J86];[.K86];[.L86];[.M86];[.N86];[.O86])" office:value-type="string" office:string-value="('Drumstick',  0,12.5, -10,Meats,0.5)">
            <text:p>('Drumstick', <text:s/>0,12.5, -1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5]" office:value-type="string" office:string-value="Extra Smelly Durian">
            <text:p>Extra Smelly Durian</text:p>
          </table:table-cell>
          <table:table-cell office:value-type="string">
            <text:p>', </text:p>
          </table:table-cell>
          <table:table-cell table:formula="of:=[Sheet1.K85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5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85]" office:value-type="string" office:string-value=" -5">
            <text:p><text:s/>-5</text:p>
          </table:table-cell>
          <table:table-cell office:value-type="string">
            <text:p>,</text:p>
          </table:table-cell>
          <table:table-cell table:formula="of:=[Sheet1.S85]" office:value-type="string" office:string-value="Fruit">
            <text:p>Fruit</text:p>
          </table:table-cell>
          <table:table-cell office:value-type="string">
            <text:p>,</text:p>
          </table:table-cell>
          <table:table-cell table:formula="of:=[Sheet1.U85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87];[.C87];[.D87];[.E87];[.F87];[.G87];[.H87];[.I87];[.J87];[.K87];[.L87];[.M87];[.N87];[.O87])" office:value-type="string" office:string-value="('Extra Smelly Durian',  0,25, -5,Fruit,1)">
            <text:p>('Extra Smelly Durian', <text:s/>0,25, -5,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6]" office:value-type="string" office:string-value="Egg">
            <text:p>Egg</text:p>
          </table:table-cell>
          <table:table-cell office:value-type="string">
            <text:p>', </text:p>
          </table:table-cell>
          <table:table-cell table:formula="of:=[Sheet1.K86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6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86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86]" office:value-type="string" office:string-value="Eggs">
            <text:p>Eggs</text:p>
          </table:table-cell>
          <table:table-cell office:value-type="string">
            <text:p>,</text:p>
          </table:table-cell>
          <table:table-cell table:formula="of:=[Sheet1.U86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88];[.C88];[.D88];[.E88];[.F88];[.G88];[.H88];[.I88];[.J88];[.K88];[.L88];[.M88];[.N88];[.O88])" office:value-type="string" office:string-value="('Egg',  0,9.375, 0,Eggs,1)">
            <text:p>('Egg', <text:s/>0,9.375, 0,Egg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7]" office:value-type="string" office:string-value="Cooked Egg">
            <text:p>Cooked Egg</text:p>
          </table:table-cell>
          <table:table-cell office:value-type="string">
            <text:p>', </text:p>
          </table:table-cell>
          <table:table-cell table:formula="of:=[Sheet1.K8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87]" office:value-type="string" office:string-value="Eggs">
            <text:p>Eggs</text:p>
          </table:table-cell>
          <table:table-cell office:value-type="string">
            <text:p>,</text:p>
          </table:table-cell>
          <table:table-cell table:formula="of:=[Sheet1.U87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89];[.C89];[.D89];[.E89];[.F89];[.G89];[.H89];[.I89];[.J89];[.K89];[.L89];[.M89];[.N89];[.O89])" office:value-type="string" office:string-value="('Cooked Egg',  0,12.5, 0,Eggs,1)">
            <text:p>('Cooked Egg', <text:s/>0,12.5, 0,Egg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8]" office:value-type="string" office:string-value="Frog Legs">
            <text:p>Frog Legs</text:p>
          </table:table-cell>
          <table:table-cell office:value-type="string">
            <text:p>', </text:p>
          </table:table-cell>
          <table:table-cell table:formula="of:=[Sheet1.K88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8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88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88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90];[.C90];[.D90];[.E90];[.F90];[.G90];[.H90];[.I90];[.J90];[.K90];[.L90];[.M90];[.N90];[.O90])" office:value-type="string" office:string-value="('Frog Legs',  0,12.5, -10,Meats,0.5)">
            <text:p>('Frog Legs', <text:s/>0,12.5, -1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89]" office:value-type="string" office:string-value="Leafy Meat">
            <text:p>Leafy Meat</text:p>
          </table:table-cell>
          <table:table-cell office:value-type="string">
            <text:p>', </text:p>
          </table:table-cell>
          <table:table-cell table:formula="of:=[Sheet1.K8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8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89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89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89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91];[.C91];[.D91];[.E91];[.F91];[.G91];[.H91];[.I91];[.J91];[.K91];[.L91];[.M91];[.N91];[.O91])" office:value-type="string" office:string-value="('Leafy Meat',  0,12.5, -10,Not valid,No)">
            <text:p>('Leafy Meat', <text:s/>0,12.5, -1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0]" office:value-type="string" office:string-value="Morsel">
            <text:p>Morsel</text:p>
          </table:table-cell>
          <table:table-cell office:value-type="string">
            <text:p>', </text:p>
          </table:table-cell>
          <table:table-cell table:formula="of:=[Sheet1.K90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0]" office:value-type="string" office:string-value=" -10">
            <text:p><text:s/>-10</text:p>
          </table:table-cell>
          <table:table-cell office:value-type="string">
            <text:p>,</text:p>
          </table:table-cell>
          <table:table-cell table:formula="of:=[Sheet1.S90]" office:value-type="string" office:string-value="Meats">
            <text:p>Meats</text:p>
          </table:table-cell>
          <table:table-cell office:value-type="string">
            <text:p>,</text:p>
          </table:table-cell>
          <table:table-cell table:formula="of:=[Sheet1.U90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92];[.C92];[.D92];[.E92];[.F92];[.G92];[.H92];[.I92];[.J92];[.K92];[.L92];[.M92];[.N92];[.O92])" office:value-type="string" office:string-value="('Morsel',  0,12.5, -10,Meats,0.5)">
            <text:p>('Morsel', <text:s/>0,12.5, -10,Meat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1]" office:value-type="string" office:string-value="Green Cap">
            <text:p>Green Cap</text:p>
          </table:table-cell>
          <table:table-cell office:value-type="string">
            <text:p>', </text:p>
          </table:table-cell>
          <table:table-cell table:formula="of:=[Sheet1.K91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1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1]" office:value-type="string" office:string-value=" -50">
            <text:p><text:s/>-50</text:p>
          </table:table-cell>
          <table:table-cell office:value-type="string">
            <text:p>,</text:p>
          </table:table-cell>
          <table:table-cell table:formula="of:=[Sheet1.S91]" office:value-type="string" office:string-value="Vegetables">
            <text:p>Vegetables</text:p>
          </table:table-cell>
          <table:table-cell office:value-type="string">
            <text:p>,</text:p>
          </table:table-cell>
          <table:table-cell table:formula="of:=[Sheet1.U91]" office:value-type="float" office:value="0.5">
            <text:p>0.5</text:p>
          </table:table-cell>
          <table:table-cell office:value-type="string">
            <text:p>)</text:p>
          </table:table-cell>
          <table:table-cell table:formula="of:=CONCATENATE([.B93];[.C93];[.D93];[.E93];[.F93];[.G93];[.H93];[.I93];[.J93];[.K93];[.L93];[.M93];[.N93];[.O93])" office:value-type="string" office:string-value="('Green Cap',  0,12.5, -50,Vegetables,0.5)">
            <text:p>('Green Cap', <text:s/>0,12.5, -50,Vegetables,0.5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2]" office:value-type="string" office:string-value="Dark Petals">
            <text:p>Dark Petals</text:p>
          </table:table-cell>
          <table:table-cell office:value-type="string">
            <text:p>', </text:p>
          </table:table-cell>
          <table:table-cell table:formula="of:=[Sheet1.K9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2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O92]" office:value-type="string" office:string-value=" -5">
            <text:p><text:s/>-5</text:p>
          </table:table-cell>
          <table:table-cell office:value-type="string">
            <text:p>,</text:p>
          </table:table-cell>
          <table:table-cell table:formula="of:=[Sheet1.S92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92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94];[.C94];[.D94];[.E94];[.F94];[.G94];[.H94];[.I94];[.J94];[.K94];[.L94];[.M94];[.N94];[.O94])" office:value-type="string" office:string-value="('Dark Petals',  0, 0, -5,Not valid,No)">
            <text:p>('Dark Petals', <text:s/>0, 0, -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3]" office:value-type="string" office:string-value="Seeds">
            <text:p>Seeds</text:p>
          </table:table-cell>
          <table:table-cell office:value-type="string">
            <text:p>', </text:p>
          </table:table-cell>
          <table:table-cell table:formula="of:=[Sheet1.K9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3]" office:value-type="string" office:string-value=" 4.6875">
            <text:p><text:s/>4.6875</text:p>
          </table:table-cell>
          <table:table-cell office:value-type="string">
            <text:p>,</text:p>
          </table:table-cell>
          <table:table-cell table:formula="of:=[Sheet1.O93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93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93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95];[.C95];[.D95];[.E95];[.F95];[.G95];[.H95];[.I95];[.J95];[.K95];[.L95];[.M95];[.N95];[.O95])" office:value-type="string" office:string-value="('Seeds',  0, 4.6875, 0,Not valid,No)">
            <text:p>('Seeds', <text:s/>0, 4.687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4]" office:value-type="string" office:string-value="Fried Tallbird Egg">
            <text:p>Fried Tallbird Egg</text:p>
          </table:table-cell>
          <table:table-cell office:value-type="string">
            <text:p>', </text:p>
          </table:table-cell>
          <table:table-cell table:formula="of:=[Sheet1.K9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94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94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94]" office:value-type="string" office:string-value="Eggs">
            <text:p>Eggs</text:p>
          </table:table-cell>
          <table:table-cell office:value-type="string">
            <text:p>,</text:p>
          </table:table-cell>
          <table:table-cell table:formula="of:=[Sheet1.U94]" office:value-type="float" office:value="4">
            <text:p>4</text:p>
          </table:table-cell>
          <table:table-cell office:value-type="string">
            <text:p>)</text:p>
          </table:table-cell>
          <table:table-cell table:formula="of:=CONCATENATE([.B96];[.C96];[.D96];[.E96];[.F96];[.G96];[.H96];[.I96];[.J96];[.K96];[.L96];[.M96];[.N96];[.O96])" office:value-type="string" office:string-value="('Fried Tallbird Egg',  0,37.5, 0,Eggs,4)">
            <text:p>('Fried Tallbird Egg', <text:s/>0,37.5, 0,Eggs,4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5]" office:value-type="string" office:string-value="Toasted Seeds">
            <text:p>Toasted Seeds</text:p>
          </table:table-cell>
          <table:table-cell office:value-type="string">
            <text:p>', </text:p>
          </table:table-cell>
          <table:table-cell table:formula="of:=[Sheet1.K95]" office:value-type="string" office:string-value=" 1">
            <text:p><text:s/>1</text:p>
          </table:table-cell>
          <table:table-cell office:value-type="string">
            <text:p>,</text:p>
          </table:table-cell>
          <table:table-cell table:formula="of:=[Sheet1.M95]" office:value-type="string" office:string-value=" 4.6875">
            <text:p><text:s/>4.6875</text:p>
          </table:table-cell>
          <table:table-cell office:value-type="string">
            <text:p>,</text:p>
          </table:table-cell>
          <table:table-cell table:formula="of:=[Sheet1.O95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9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9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97];[.C97];[.D97];[.E97];[.F97];[.G97];[.H97];[.I97];[.J97];[.K97];[.L97];[.M97];[.N97];[.O97])" office:value-type="string" office:string-value="('Toasted Seeds',  1, 4.6875, 0,Not valid,No)">
            <text:p>('Toasted Seeds', <text:s/>1, 4.687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6]" office:value-type="string" office:string-value="Roasted Birchnut">
            <text:p>Roasted Birchnut</text:p>
          </table:table-cell>
          <table:table-cell office:value-type="string">
            <text:p>', </text:p>
          </table:table-cell>
          <table:table-cell table:formula="of:=[Sheet1.K96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96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96]" office:value-type="string" office:string-value=" 0">
            <text:p><text:s/>0</text:p>
          </table:table-cell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 table:formula="of:=[Sheet1.U96]" office:value-type="string" office:string-value="Yes">
            <text:p>Yes</text:p>
          </table:table-cell>
          <table:table-cell office:value-type="string">
            <text:p>)</text:p>
          </table:table-cell>
          <table:table-cell table:formula="of:=CONCATENATE([.B98];[.C98];[.D98];[.E98];[.F98];[.G98];[.H98];[.I98];[.J98];[.K98];[.L98];[.M98];[.N98];[.O98])" office:value-type="string" office:string-value="('Roasted Birchnut', 1,9.375, 0,,Yes)">
            <text:p>('Roasted Birchnut', 1,9.375, 0,,Yes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7]" office:value-type="string" office:string-value="Cactus Flesh">
            <text:p>Cactus Flesh</text:p>
          </table:table-cell>
          <table:table-cell office:value-type="string">
            <text:p>', </text:p>
          </table:table-cell>
          <table:table-cell table:formula="of:=[Sheet1.K97]" office:value-type="string" office:string-value=" -3">
            <text:p><text:s/>-3</text:p>
          </table:table-cell>
          <table:table-cell office:value-type="string">
            <text:p>,</text:p>
          </table:table-cell>
          <table:table-cell table:formula="of:=[Sheet1.M97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7]" office:value-type="string" office:string-value=" -5">
            <text:p><text:s/>-5</text:p>
          </table:table-cell>
          <table:table-cell office:value-type="string">
            <text:p>,</text:p>
          </table:table-cell>
          <table:table-cell table:formula="of:=[Sheet1.S97]" office:value-type="string" office:string-value=" Vegetables">
            <text:p><text:s/>Vegetables</text:p>
          </table:table-cell>
          <table:table-cell office:value-type="string">
            <text:p>,</text:p>
          </table:table-cell>
          <table:table-cell table:formula="of:=[Sheet1.U97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99];[.C99];[.D99];[.E99];[.F99];[.G99];[.H99];[.I99];[.J99];[.K99];[.L99];[.M99];[.N99];[.O99])" office:value-type="string" office:string-value="('Cactus Flesh',  -3,12.5, -5, Vegetables,1)">
            <text:p>('Cactus Flesh', <text:s/>-3,12.5, -5, 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8]" office:value-type="string" office:string-value="Cooked Cactus Flesh">
            <text:p>Cooked Cactus Flesh</text:p>
          </table:table-cell>
          <table:table-cell office:value-type="string">
            <text:p>', </text:p>
          </table:table-cell>
          <table:table-cell table:formula="of:=[Sheet1.K98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9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8]" office:value-type="float" office:value="15">
            <text:p>15</text:p>
          </table:table-cell>
          <table:table-cell office:value-type="string">
            <text:p>,</text:p>
          </table:table-cell>
          <table:table-cell table:formula="of:=[Sheet1.S98]" office:value-type="string" office:string-value=" Vegetables">
            <text:p><text:s/>Vegetables</text:p>
          </table:table-cell>
          <table:table-cell office:value-type="string">
            <text:p>,</text:p>
          </table:table-cell>
          <table:table-cell table:formula="of:=[Sheet1.U98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00];[.C100];[.D100];[.E100];[.F100];[.G100];[.H100];[.I100];[.J100];[.K100];[.L100];[.M100];[.N100];[.O100])" office:value-type="string" office:string-value="('Cooked Cactus Flesh', 1,12.5,15, Vegetables,1)">
            <text:p>('Cooked Cactus Flesh', 1,12.5,15, 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99]" office:value-type="string" office:string-value="Cactus Flower">
            <text:p>Cactus Flower</text:p>
          </table:table-cell>
          <table:table-cell office:value-type="string">
            <text:p>', </text:p>
          </table:table-cell>
          <table:table-cell table:formula="of:=[Sheet1.K99]" office:value-type="float" office:value="8">
            <text:p>8</text:p>
          </table:table-cell>
          <table:table-cell office:value-type="string">
            <text:p>,</text:p>
          </table:table-cell>
          <table:table-cell table:formula="of:=[Sheet1.M99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99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99]" office:value-type="string" office:string-value=" Vegetables">
            <text:p><text:s/>Vegetables</text:p>
          </table:table-cell>
          <table:table-cell office:value-type="string">
            <text:p>,</text:p>
          </table:table-cell>
          <table:table-cell table:formula="of:=[Sheet1.U99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01];[.C101];[.D101];[.E101];[.F101];[.G101];[.H101];[.I101];[.J101];[.K101];[.L101];[.M101];[.N101];[.O101])" office:value-type="string" office:string-value="('Cactus Flower', 8,12.5,5, Vegetables,1)">
            <text:p>('Cactus Flower', 8,12.5,5, Vegetables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0]" office:value-type="string" office:string-value="Electric Milk">
            <text:p>Electric Milk</text:p>
          </table:table-cell>
          <table:table-cell office:value-type="string">
            <text:p>', </text:p>
          </table:table-cell>
          <table:table-cell table:formula="of:=[Sheet1.K100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10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0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100]" office:value-type="string" office:string-value=" Dairy product">
            <text:p><text:s/>Dairy product</text:p>
          </table:table-cell>
          <table:table-cell office:value-type="string">
            <text:p>,</text:p>
          </table:table-cell>
          <table:table-cell table:formula="of:=[Sheet1.U100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02];[.C102];[.D102];[.E102];[.F102];[.G102];[.H102];[.I102];[.J102];[.K102];[.L102];[.M102];[.N102];[.O102])" office:value-type="string" office:string-value="('Electric Milk', 3,12.5,5, Dairy product,1)">
            <text:p>('Electric Milk', 3,12.5,5, Dairy produc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1]" office:value-type="string" office:string-value="Glommer's Goop">
            <text:p>Glommer's Goop</text:p>
          </table:table-cell>
          <table:table-cell office:value-type="string">
            <text:p>', </text:p>
          </table:table-cell>
          <table:table-cell table:formula="of:=[Sheet1.K101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101]" office:value-type="float" office:value="9.375">
            <text:p>9.375</text:p>
          </table:table-cell>
          <table:table-cell office:value-type="string">
            <text:p>,</text:p>
          </table:table-cell>
          <table:table-cell table:formula="of:=[Sheet1.O101]" office:value-type="string" office:string-value=" -50">
            <text:p><text:s/>-50</text:p>
          </table:table-cell>
          <table:table-cell office:value-type="string">
            <text:p>,</text:p>
          </table:table-cell>
          <table:table-cell table:formula="of:=[Sheet1.S101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01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03];[.C103];[.D103];[.E103];[.F103];[.G103];[.H103];[.I103];[.J103];[.K103];[.L103];[.M103];[.N103];[.O103])" office:value-type="string" office:string-value="('Glommer's Goop', 40,9.375, -50,Not valid,No)">
            <text:p>('Glommer's Goop', 40,9.375, -5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2]" office:value-type="string" office:string-value="Ice">
            <text:p>Ice</text:p>
          </table:table-cell>
          <table:table-cell office:value-type="string">
            <text:p>', </text:p>
          </table:table-cell>
          <table:table-cell table:formula="of:=[Sheet1.K102]" office:value-type="float" office:value="0.5">
            <text:p>0.5</text:p>
          </table:table-cell>
          <table:table-cell office:value-type="string">
            <text:p>,</text:p>
          </table:table-cell>
          <table:table-cell table:formula="of:=[Sheet1.M102]" office:value-type="float" office:value="2.3">
            <text:p>2.3</text:p>
          </table:table-cell>
          <table:table-cell office:value-type="string">
            <text:p>,</text:p>
          </table:table-cell>
          <table:table-cell table:formula="of:=[Sheet1.O102]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Ice</text:p>
          </table:table-cell>
          <table:table-cell office:value-type="string">
            <text:p>,</text:p>
          </table:table-cell>
          <table:table-cell table:formula="of:=[Sheet1.U102]" office:value-type="string" office:string-value="Yes">
            <text:p>Yes</text:p>
          </table:table-cell>
          <table:table-cell office:value-type="string">
            <text:p>)</text:p>
          </table:table-cell>
          <table:table-cell table:formula="of:=CONCATENATE([.B104];[.C104];[.D104];[.E104];[.F104];[.G104];[.H104];[.I104];[.J104];[.K104];[.L104];[.M104];[.N104];[.O104])" office:value-type="string" office:string-value="('Ice', 0.5,2.3,0,Ice,Yes)">
            <text:p>('Ice', 0.5,2.3,0,Ice,Yes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3]" office:value-type="string" office:string-value="Watermelon">
            <text:p>Watermelon</text:p>
          </table:table-cell>
          <table:table-cell office:value-type="string">
            <text:p>', </text:p>
          </table:table-cell>
          <table:table-cell table:formula="of:=[Sheet1.K103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103]" office:value-type="string" office:string-value=" 12.5">
            <text:p><text:s/>12.5</text:p>
          </table:table-cell>
          <table:table-cell office:value-type="string">
            <text:p>,</text:p>
          </table:table-cell>
          <table:table-cell table:formula="of:=[Sheet1.O103]" office:value-type="string" office:string-value=" 5">
            <text:p><text:s/>5</text:p>
          </table:table-cell>
          <table:table-cell office:value-type="string">
            <text:p>,</text:p>
          </table:table-cell>
          <table:table-cell table:formula="of:=[Sheet1.S103]" office:value-type="string" office:string-value=" Fruit">
            <text:p><text:s/>Fruit</text:p>
          </table:table-cell>
          <table:table-cell office:value-type="string">
            <text:p>,</text:p>
          </table:table-cell>
          <table:table-cell table:formula="of:=[Sheet1.U103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05];[.C105];[.D105];[.E105];[.F105];[.G105];[.H105];[.I105];[.J105];[.K105];[.L105];[.M105];[.N105];[.O105])" office:value-type="string" office:string-value="('Watermelon', 3, 12.5, 5, Fruit,1)">
            <text:p>('Watermelon', 3, 12.5, 5, 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4]" office:value-type="string" office:string-value="Grilled Watermelon">
            <text:p>Grilled Watermelon</text:p>
          </table:table-cell>
          <table:table-cell office:value-type="string">
            <text:p>', </text:p>
          </table:table-cell>
          <table:table-cell table:formula="of:=[Sheet1.K104]" office:value-type="float" office:value="1">
            <text:p>1</text:p>
          </table:table-cell>
          <table:table-cell office:value-type="string">
            <text:p>,</text:p>
          </table:table-cell>
          <table:table-cell table:formula="of:=[Sheet1.M104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4]" office:value-type="float" office:value="7.5">
            <text:p>7.5</text:p>
          </table:table-cell>
          <table:table-cell office:value-type="string">
            <text:p>,</text:p>
          </table:table-cell>
          <table:table-cell table:formula="of:=[Sheet1.S104]" office:value-type="string" office:string-value=" Fruit">
            <text:p><text:s/>Fruit</text:p>
          </table:table-cell>
          <table:table-cell office:value-type="string">
            <text:p>,</text:p>
          </table:table-cell>
          <table:table-cell table:formula="of:=[Sheet1.U104]" office:value-type="float" office:value="1">
            <text:p>1</text:p>
          </table:table-cell>
          <table:table-cell office:value-type="string">
            <text:p>)</text:p>
          </table:table-cell>
          <table:table-cell table:formula="of:=CONCATENATE([.B106];[.C106];[.D106];[.E106];[.F106];[.G106];[.H106];[.I106];[.J106];[.K106];[.L106];[.M106];[.N106];[.O106])" office:value-type="string" office:string-value="('Grilled Watermelon', 1,12.5,7.5, Fruit,1)">
            <text:p>('Grilled Watermelon', 1,12.5,7.5, Fruit,1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5]" office:value-type="string" office:string-value="Flower Salad">
            <text:p>Flower Salad</text:p>
          </table:table-cell>
          <table:table-cell office:value-type="string">
            <text:p>', </text:p>
          </table:table-cell>
          <table:table-cell table:formula="of:=[Sheet1.K105]" office:value-type="float" office:value="40">
            <text:p>40</text:p>
          </table:table-cell>
          <table:table-cell office:value-type="string">
            <text:p>,</text:p>
          </table:table-cell>
          <table:table-cell table:formula="of:=[Sheet1.M105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5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105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05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07];[.C107];[.D107];[.E107];[.F107];[.G107];[.H107];[.I107];[.J107];[.K107];[.L107];[.M107];[.N107];[.O107])" office:value-type="string" office:string-value="('Flower Salad', 40,12.5,5,Not valid,No)">
            <text:p>('Flower Salad', 40,12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6]" office:value-type="string" office:string-value="Guacamole">
            <text:p>Guacamole</text:p>
          </table:table-cell>
          <table:table-cell office:value-type="string">
            <text:p>', </text:p>
          </table:table-cell>
          <table:table-cell table:formula="of:=[Sheet1.K106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106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106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106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06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08];[.C108];[.D108];[.E108];[.F108];[.G108];[.H108];[.I108];[.J108];[.K108];[.L108];[.M108];[.N108];[.O108])" office:value-type="string" office:string-value="('Guacamole', 20,37.5, 0,Not valid,No)">
            <text:p>('Guacamole', 20,37.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7]" office:value-type="string" office:string-value="Ice Cream">
            <text:p>Ice Cream</text:p>
          </table:table-cell>
          <table:table-cell office:value-type="string">
            <text:p>', </text:p>
          </table:table-cell>
          <table:table-cell table:formula="of:=[Sheet1.K107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M107]" office:value-type="float" office:value="25">
            <text:p>25</text:p>
          </table:table-cell>
          <table:table-cell office:value-type="string">
            <text:p>,</text:p>
          </table:table-cell>
          <table:table-cell table:formula="of:=[Sheet1.O107]" office:value-type="float" office:value="50">
            <text:p>50</text:p>
          </table:table-cell>
          <table:table-cell office:value-type="string">
            <text:p>,</text:p>
          </table:table-cell>
          <table:table-cell table:formula="of:=[Sheet1.S107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07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09];[.C109];[.D109];[.E109];[.F109];[.G109];[.H109];[.I109];[.J109];[.K109];[.L109];[.M109];[.N109];[.O109])" office:value-type="string" office:string-value="('Ice Cream',  0,25,50,Not valid,No)">
            <text:p>('Ice Cream', <text:s/>0,25,5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8]" office:value-type="string" office:string-value="Melonsicle">
            <text:p>Melonsicle</text:p>
          </table:table-cell>
          <table:table-cell office:value-type="string">
            <text:p>', </text:p>
          </table:table-cell>
          <table:table-cell table:formula="of:=[Sheet1.K108]" office:value-type="float" office:value="3">
            <text:p>3</text:p>
          </table:table-cell>
          <table:table-cell office:value-type="string">
            <text:p>,</text:p>
          </table:table-cell>
          <table:table-cell table:formula="of:=[Sheet1.M108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08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S108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08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10];[.C110];[.D110];[.E110];[.F110];[.G110];[.H110];[.I110];[.J110];[.K110];[.L110];[.M110];[.N110];[.O110])" office:value-type="string" office:string-value="('Melonsicle', 3,12.5,20,Not valid,No)">
            <text:p>('Melonsicle', 3,12.5,2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09]" office:value-type="string" office:string-value="Spicy Chili">
            <text:p>Spicy Chili</text:p>
          </table:table-cell>
          <table:table-cell office:value-type="string">
            <text:p>', </text:p>
          </table:table-cell>
          <table:table-cell table:formula="of:=[Sheet1.K109]" office:value-type="float" office:value="20">
            <text:p>20</text:p>
          </table:table-cell>
          <table:table-cell office:value-type="string">
            <text:p>,</text:p>
          </table:table-cell>
          <table:table-cell table:formula="of:=[Sheet1.M109]" office:value-type="float" office:value="37.5">
            <text:p>37.5</text:p>
          </table:table-cell>
          <table:table-cell office:value-type="string">
            <text:p>,</text:p>
          </table:table-cell>
          <table:table-cell table:formula="of:=[Sheet1.O109]" office:value-type="string" office:string-value=" 0">
            <text:p><text:s/>0</text:p>
          </table:table-cell>
          <table:table-cell office:value-type="string">
            <text:p>,</text:p>
          </table:table-cell>
          <table:table-cell table:formula="of:=[Sheet1.S109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09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11];[.C111];[.D111];[.E111];[.F111];[.G111];[.H111];[.I111];[.J111];[.K111];[.L111];[.M111];[.N111];[.O111])" office:value-type="string" office:string-value="('Spicy Chili', 20,37.5, 0,Not valid,No)">
            <text:p>('Spicy Chili', 20,37.5, 0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10]" office:value-type="string" office:string-value="Trail Mix">
            <text:p>Trail Mix</text:p>
          </table:table-cell>
          <table:table-cell office:value-type="string">
            <text:p>', </text:p>
          </table:table-cell>
          <table:table-cell table:formula="of:=[Sheet1.K110]" office:value-type="float" office:value="30">
            <text:p>30</text:p>
          </table:table-cell>
          <table:table-cell office:value-type="string">
            <text:p>,</text:p>
          </table:table-cell>
          <table:table-cell table:formula="of:=[Sheet1.M110]" office:value-type="float" office:value="12.5">
            <text:p>12.5</text:p>
          </table:table-cell>
          <table:table-cell office:value-type="string">
            <text:p>,</text:p>
          </table:table-cell>
          <table:table-cell table:formula="of:=[Sheet1.O110]" office:value-type="float" office:value="5">
            <text:p>5</text:p>
          </table:table-cell>
          <table:table-cell office:value-type="string">
            <text:p>,</text:p>
          </table:table-cell>
          <table:table-cell table:formula="of:=[Sheet1.S110]" office:value-type="string" office:string-value="Not valid">
            <text:p>Not valid</text:p>
          </table:table-cell>
          <table:table-cell office:value-type="string">
            <text:p>,</text:p>
          </table:table-cell>
          <table:table-cell table:formula="of:=[Sheet1.U110]" office:value-type="string" office:string-value="No">
            <text:p>No</text:p>
          </table:table-cell>
          <table:table-cell office:value-type="string">
            <text:p>)</text:p>
          </table:table-cell>
          <table:table-cell table:formula="of:=CONCATENATE([.B112];[.C112];[.D112];[.E112];[.F112];[.G112];[.H112];[.I112];[.J112];[.K112];[.L112];[.M112];[.N112];[.O112])" office:value-type="string" office:string-value="('Trail Mix', 30,12.5,5,Not valid,No)">
            <text:p>('Trail Mix', 30,12.5,5,Not valid,No)</text:p>
          </table:table-cell>
        </table:table-row>
        <table:table-row table:style-name="ro2">
          <table:table-cell/>
          <table:table-cell office:value-type="string">
            <text:p>(</text:p>
          </table:table-cell>
          <table:table-cell office:value-type="string">
            <text:p>'</text:p>
          </table:table-cell>
          <table:table-cell table:formula="of:=[Sheet1.G111]" office:value-type="float" office:value="0">
            <text:p>0</text:p>
          </table:table-cell>
          <table:table-cell office:value-type="string">
            <text:p>', </text:p>
          </table:table-cell>
          <table:table-cell table:formula="of:=[Sheet1.K111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M111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O111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S111]" office:value-type="float" office:value="0">
            <text:p>0</text:p>
          </table:table-cell>
          <table:table-cell office:value-type="string">
            <text:p>,</text:p>
          </table:table-cell>
          <table:table-cell table:formula="of:=[Sheet1.U111]" office:value-type="float" office:value="0">
            <text:p>0</text:p>
          </table:table-cell>
          <table:table-cell office:value-type="string">
            <text:p>)</text:p>
          </table:table-cell>
          <table:table-cell table:formula="of:=CONCATENATE([.B113];[.C113];[.D113];[.E113];[.F113];[.G113];[.H113];[.I113];[.J113];[.K113];[.L113];[.M113];[.N113];[.O113])" office:value-type="string" office:string-value="('0', 0,0,0,0,0)">
            <text:p>('0', 0,0,0,0,0)</text:p>
          </table:table-cell>
        </table:table-row>
      </table:table>
      <table:table table:name="Sheet3" table:style-name="ta1" table:print="false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1">
          <table:table-cell office:value-type="string">
            <text:p>item</text:p>
          </table:table-cell>
          <table:table-cell office:value-type="float" office:value="1">
            <text:p>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Wet Goop', 0,0,0,Not valid,No)</text:p>
          </table:table-cell>
          <table:table-cell table:number-columns-repeated="4"/>
          <table:table-cell table:formula="of:=CONCATENATE([.A2];[.B2];[.C2];[.D2];[.E2])" office:value-type="string" office:string-value="item1 = foodItem('Wet Goop', 0,0,0,Not valid,No)">
            <text:p>item1 = foodItem('Wet Goop', 0,0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">
            <text:p>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Green Cap', <text:s/>-1, 0,15,Vegetables,0.5)</text:p>
          </table:table-cell>
          <table:table-cell table:number-columns-repeated="4"/>
          <table:table-cell table:formula="of:=CONCATENATE([.A3];[.B3];[.C3];[.D3];[.E3])" office:value-type="string" office:string-value="item2 = foodItem('Cooked Green Cap',  -1, 0,15,Vegetables,0.5)">
            <text:p>item2 = foodItem('Cooked Green Cap', <text:s/>-1, 0,15,Vegetabl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">
            <text:p>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ot', <text:s/>-1, -10, 0,Not valid,No)</text:p>
          </table:table-cell>
          <table:table-cell table:number-columns-repeated="4"/>
          <table:table-cell table:formula="of:=CONCATENATE([.A4];[.B4];[.C4];[.D4];[.E4])" office:value-type="string" office:string-value="item3 = foodItem('Rot',  -1, -10, 0,Not valid,No)">
            <text:p>item3 = foodItem('Rot', <text:s/>-1, -10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">
            <text:p>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otten Egg', <text:s/>-1, -10, 0,Not valid,No)</text:p>
          </table:table-cell>
          <table:table-cell table:number-columns-repeated="4"/>
          <table:table-cell table:formula="of:=CONCATENATE([.A5];[.B5];[.C5];[.D5];[.E5])" office:value-type="string" office:string-value="item4 = foodItem('Rotten Egg',  -1, -10, 0,Not valid,No)">
            <text:p>item4 = foodItem('Rotten Egg', <text:s/>-1, -10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">
            <text:p>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onster Meat', <text:s/>-20,18.75, -15,Meats,1)</text:p>
          </table:table-cell>
          <table:table-cell table:number-columns-repeated="4"/>
          <table:table-cell table:formula="of:=CONCATENATE([.A6];[.B6];[.C6];[.D6];[.E6])" office:value-type="string" office:string-value="item5 = foodItem('Monster Meat',  -20,18.75, -15,Meats,1)">
            <text:p>item5 = foodItem('Monster Meat', <text:s/>-20,18.75, -15,Meat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">
            <text:p>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ed Cap', <text:s/>-20,12.5, 0,Vegetables,0.5)</text:p>
          </table:table-cell>
          <table:table-cell table:number-columns-repeated="4"/>
          <table:table-cell table:formula="of:=CONCATENATE([.A7];[.B7];[.C7];[.D7];[.E7])" office:value-type="string" office:string-value="item6 = foodItem('Red Cap',  -20,12.5, 0,Vegetables,0.5)">
            <text:p>item6 = foodItem('Red Cap', <text:s/>-20,12.5, 0,Vegetabl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">
            <text:p>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onster Lasagna', <text:s/>-20,37.5, -20,Not valid,No)</text:p>
          </table:table-cell>
          <table:table-cell table:number-columns-repeated="4"/>
          <table:table-cell table:formula="of:=CONCATENATE([.A8];[.B8];[.C8];[.D8];[.E8])" office:value-type="string" office:string-value="item7 = foodItem('Monster Lasagna',  -20,37.5, -20,Not valid,No)">
            <text:p>item7 = foodItem('Monster Lasagna', <text:s/>-20,37.5, -2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">
            <text:p>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Durian', <text:s/>-3,25, -5,Fruit,1)</text:p>
          </table:table-cell>
          <table:table-cell table:number-columns-repeated="4"/>
          <table:table-cell table:formula="of:=CONCATENATE([.A9];[.B9];[.C9];[.D9];[.E9])" office:value-type="string" office:string-value="item8 = foodItem('Durian',  -3,25, -5,Fruit,1)">
            <text:p>item8 = foodItem('Durian', <text:s/>-3,25, -5,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">
            <text:p>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Monster Meat', <text:s/>-3,18.75, -10,Meats,1)</text:p>
          </table:table-cell>
          <table:table-cell table:number-columns-repeated="4"/>
          <table:table-cell table:formula="of:=CONCATENATE([.A10];[.B10];[.C10];[.D10];[.E10])" office:value-type="string" office:string-value="item9 = foodItem('Cooked Monster Meat',  -3,18.75, -10,Meats,1)">
            <text:p>item9 = foodItem('Cooked Monster Meat', <text:s/>-3,18.75, -10,Meat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">
            <text:p>1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onster Jerky', <text:s/>-3,18.75, -5,Meats,1)</text:p>
          </table:table-cell>
          <table:table-cell table:number-columns-repeated="4"/>
          <table:table-cell table:formula="of:=CONCATENATE([.A11];[.B11];[.C11];[.D11];[.E11])" office:value-type="string" office:string-value="item10 = foodItem('Monster Jerky',  -3,18.75, -5,Meats,1)">
            <text:p>item10 = foodItem('Monster Jerky', <text:s/>-3,18.75, -5,Meat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1">
            <text:p>1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Blue Cap', <text:s/>-3, 0,10,Vegetables,0.5)</text:p>
          </table:table-cell>
          <table:table-cell table:number-columns-repeated="4"/>
          <table:table-cell table:formula="of:=CONCATENATE([.A12];[.B12];[.C12];[.D12];[.E12])" office:value-type="string" office:string-value="item11 = foodItem('Cooked Blue Cap',  -3, 0,10,Vegetables,0.5)">
            <text:p>item11 = foodItem('Cooked Blue Cap', <text:s/>-3, 0,10,Vegetabl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2">
            <text:p>1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owdercake', <text:s/>-3,0,0,Not valid,No)</text:p>
          </table:table-cell>
          <table:table-cell table:number-columns-repeated="4"/>
          <table:table-cell table:formula="of:=CONCATENATE([.A13];[.B13];[.C13];[.D13];[.E13])" office:value-type="string" office:string-value="item12 = foodItem('Powdercake',  -3,0,0,Not valid,No)">
            <text:p>item12 = foodItem('Powdercake', <text:s/>-3,0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3">
            <text:p>1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Taffy', <text:s/>-3,25,15,Not valid,No)</text:p>
          </table:table-cell>
          <table:table-cell table:number-columns-repeated="4"/>
          <table:table-cell table:formula="of:=CONCATENATE([.A14];[.B14];[.C14];[.D14];[.E14])" office:value-type="string" office:string-value="item13 = foodItem('Taffy',  -3,25,15,Not valid,No)">
            <text:p>item13 = foodItem('Taffy', <text:s/>-3,25,1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4">
            <text:p>1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rop Seeds', 0.5,9.375,0,Not valid,No)</text:p>
          </table:table-cell>
          <table:table-cell table:number-columns-repeated="4"/>
          <table:table-cell table:formula="of:=CONCATENATE([.A15];[.B15];[.C15];[.D15];[.E15])" office:value-type="string" office:string-value="item14 = foodItem('Crop Seeds', 0.5,9.375,0,Not valid,No)">
            <text:p>item14 = foodItem('Crop Seeds', 0.5,9.375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5">
            <text:p>1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oasted Berries', 1,12.5, 0,Fruit,0.5)</text:p>
          </table:table-cell>
          <table:table-cell table:number-columns-repeated="4"/>
          <table:table-cell table:formula="of:=CONCATENATE([.A16];[.B16];[.C16];[.D16];[.E16])" office:value-type="string" office:string-value="item15 = foodItem('Roasted Berries', 1,12.5, 0,Fruit,0.5)">
            <text:p>item15 = foodItem('Roasted Berries', 1,12.5, 0,Fruit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6">
            <text:p>1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arrot', 1,0,0,0,0)</text:p>
          </table:table-cell>
          <table:table-cell table:number-columns-repeated="4"/>
          <table:table-cell table:formula="of:=CONCATENATE([.A17];[.B17];[.C17];[.D17];[.E17])" office:value-type="string" office:string-value="item16 = foodItem('Carrot', 1,0,0,0,0)">
            <text:p>item16 = foodItem('Carrot', 1,0,0,0,0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7">
            <text:p>1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anana', 1,12.5,0, Fruit,1)</text:p>
          </table:table-cell>
          <table:table-cell table:number-columns-repeated="4"/>
          <table:table-cell table:formula="of:=CONCATENATE([.A18];[.B18];[.C18];[.D18];[.E18])" office:value-type="string" office:string-value="item17 = foodItem('Banana', 1,12.5,0, Fruit,1)">
            <text:p>item17 = foodItem('Banana', 1,12.5,0, 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8">
            <text:p>1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ried Drumstick', 1,12.5, 0,Meats,0.5)</text:p>
          </table:table-cell>
          <table:table-cell table:number-columns-repeated="4"/>
          <table:table-cell table:formula="of:=CONCATENATE([.A19];[.B19];[.C19];[.D19];[.E19])" office:value-type="string" office:string-value="item18 = foodItem('Fried Drumstick', 1,12.5, 0,Meats,0.5)">
            <text:p>item18 = foodItem('Fried Drumstick', 1,12.5, 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9">
            <text:p>1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ish', 1,12.5, 0,Fishes,0.5)</text:p>
          </table:table-cell>
          <table:table-cell table:number-columns-repeated="4"/>
          <table:table-cell table:formula="of:=CONCATENATE([.A20];[.B20];[.C20];[.D20];[.E20])" office:value-type="string" office:string-value="item19 = foodItem('Fish', 1,12.5, 0,Fishes,0.5)">
            <text:p>item19 = foodItem('Fish', 1,12.5, 0,Fish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0">
            <text:p>2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Fish', 1,12.5, 0,Fishes,0.5)</text:p>
          </table:table-cell>
          <table:table-cell table:number-columns-repeated="4"/>
          <table:table-cell table:formula="of:=CONCATENATE([.A21];[.B21];[.C21];[.D21];[.E21])" office:value-type="string" office:string-value="item20 = foodItem('Cooked Fish', 1,12.5, 0,Fishes,0.5)">
            <text:p>item20 = foodItem('Cooked Fish', 1,12.5, 0,Fish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1">
            <text:p>2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oliage', 1,0,0,Not valid,No)</text:p>
          </table:table-cell>
          <table:table-cell table:number-columns-repeated="4"/>
          <table:table-cell table:formula="of:=CONCATENATE([.A22];[.B22];[.C22];[.D22];[.E22])" office:value-type="string" office:string-value="item21 = foodItem('Foliage', 1,0,0,Not valid,No)">
            <text:p>item21 = foodItem('Foliage', 1,0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2">
            <text:p>2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Frog Legs', 1,12.5, 0,Meats,0.5)</text:p>
          </table:table-cell>
          <table:table-cell table:number-columns-repeated="4"/>
          <table:table-cell table:formula="of:=CONCATENATE([.A23];[.B23];[.C23];[.D23];[.E23])" office:value-type="string" office:string-value="item22 = foodItem('Cooked Frog Legs', 1,12.5, 0,Meats,0.5)">
            <text:p>item22 = foodItem('Cooked Frog Legs', 1,12.5, 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3">
            <text:p>2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Leafy Meat', 1,18.75,0,Not valid,No)</text:p>
          </table:table-cell>
          <table:table-cell table:number-columns-repeated="4"/>
          <table:table-cell table:formula="of:=CONCATENATE([.A24];[.B24];[.C24];[.D24];[.E24])" office:value-type="string" office:string-value="item23 = foodItem('Cooked Leafy Meat', 1,18.75,0,Not valid,No)">
            <text:p>item23 = foodItem('Cooked Leafy Meat', 1,18.75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4">
            <text:p>2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Light Bulb', 1,0,0,Not valid,No)</text:p>
          </table:table-cell>
          <table:table-cell table:number-columns-repeated="4"/>
          <table:table-cell table:formula="of:=CONCATENATE([.A25];[.B25];[.C25];[.D25];[.E25])" office:value-type="string" office:string-value="item24 = foodItem('Light Bulb', 1,0,0,Not valid,No)">
            <text:p>item24 = foodItem('Light Bulb', 1,0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5">
            <text:p>2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eat', 1,25, -10,Meats,1)</text:p>
          </table:table-cell>
          <table:table-cell table:number-columns-repeated="4"/>
          <table:table-cell table:formula="of:=CONCATENATE([.A26];[.B26];[.C26];[.D26];[.E26])" office:value-type="string" office:string-value="item25 = foodItem('Meat', 1,25, -10,Meats,1)">
            <text:p>item25 = foodItem('Meat', 1,25, -10,Meat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6">
            <text:p>2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Morsel', 1,12.5, 0,Meats,0.5)</text:p>
          </table:table-cell>
          <table:table-cell table:number-columns-repeated="4"/>
          <table:table-cell table:formula="of:=CONCATENATE([.A27];[.B27];[.C27];[.D27];[.E27])" office:value-type="string" office:string-value="item26 = foodItem('Cooked Morsel', 1,12.5, 0,Meats,0.5)">
            <text:p>item26 = foodItem('Cooked Morsel', 1,12.5, 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7">
            <text:p>2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Red Cap', 1, 0, -10,Vegetables,0.5)</text:p>
          </table:table-cell>
          <table:table-cell table:number-columns-repeated="4"/>
          <table:table-cell table:formula="of:=CONCATENATE([.A28];[.B28];[.C28];[.D28];[.E28])" office:value-type="string" office:string-value="item27 = foodItem('Cooked Red Cap', 1, 0, -10,Vegetables,0.5)">
            <text:p>item27 = foodItem('Cooked Red Cap', 1, 0, -10,Vegetabl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8">
            <text:p>2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etals', 1, 0, 0,Not valid,No)</text:p>
          </table:table-cell>
          <table:table-cell table:number-columns-repeated="4"/>
          <table:table-cell table:formula="of:=CONCATENATE([.A29];[.B29];[.C29];[.D29];[.E29])" office:value-type="string" office:string-value="item28 = foodItem('Petals', 1, 0, 0,Not valid,No)">
            <text:p>item28 = foodItem('Petals', 1, 0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29">
            <text:p>2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Glow Berry', 10,25, -15,Not valid,No)</text:p>
          </table:table-cell>
          <table:table-cell table:number-columns-repeated="4"/>
          <table:table-cell table:formula="of:=CONCATENATE([.A30];[.B30];[.C30];[.D30];[.E30])" office:value-type="string" office:string-value="item29 = foodItem('Glow Berry', 10,25, -15,Not valid,No)">
            <text:p>item29 = foodItem('Glow Berry', 10,25, -1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0">
            <text:p>3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Mandrake', 100,150, 0,Not valid,No)</text:p>
          </table:table-cell>
          <table:table-cell table:number-columns-repeated="4"/>
          <table:table-cell table:formula="of:=CONCATENATE([.A31];[.B31];[.C31];[.D31];[.E31])" office:value-type="string" office:string-value="item30 = foodItem('Cooked Mandrake', 100,150, 0,Not valid,No)">
            <text:p>item30 = foodItem('Cooked Mandrake', 100,150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1">
            <text:p>3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andrake Soup', 100,150,5,Not valid,No)</text:p>
          </table:table-cell>
          <table:table-cell table:number-columns-repeated="4"/>
          <table:table-cell table:formula="of:=CONCATENATE([.A32];[.B32];[.C32];[.D32];[.E32])" office:value-type="string" office:string-value="item31 = foodItem('Mandrake Soup', 100,150,5,Not valid,No)">
            <text:p>item31 = foodItem('Mandrake Soup', 100,150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2">
            <text:p>3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eaty Stew', 12,150,5,Not valid,No)</text:p>
          </table:table-cell>
          <table:table-cell table:number-columns-repeated="4"/>
          <table:table-cell table:formula="of:=CONCATENATE([.A33];[.B33];[.C33];[.D33];[.E33])" office:value-type="string" office:string-value="item32 = foodItem('Meaty Stew', 12,150,5,Not valid,No)">
            <text:p>item32 = foodItem('Meaty Stew', 12,150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3">
            <text:p>3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repared Dragon Fruit', 20,12.5, 0,Fruit,1)</text:p>
          </table:table-cell>
          <table:table-cell table:number-columns-repeated="4"/>
          <table:table-cell table:formula="of:=CONCATENATE([.A34];[.B34];[.C34];[.D34];[.E34])" office:value-type="string" office:string-value="item33 = foodItem('Prepared Dragon Fruit', 20,12.5, 0,Fruit,1)">
            <text:p>item33 = foodItem('Prepared Dragon Fruit', 20,12.5, 0,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4">
            <text:p>3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raised Eggplant', 20,25, 0,Vegetables,1)</text:p>
          </table:table-cell>
          <table:table-cell table:number-columns-repeated="4"/>
          <table:table-cell table:formula="of:=CONCATENATE([.A35];[.B35];[.C35];[.D35];[.E35])" office:value-type="string" office:string-value="item34 = foodItem('Braised Eggplant', 20,25, 0,Vegetables,1)">
            <text:p>item34 = foodItem('Braised Eggplant', 20,2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5">
            <text:p>3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Jerky', 20,25,15,Meats,1)</text:p>
          </table:table-cell>
          <table:table-cell table:number-columns-repeated="4"/>
          <table:table-cell table:formula="of:=CONCATENATE([.A36];[.B36];[.C36];[.D36];[.E36])" office:value-type="string" office:string-value="item35 = foodItem('Jerky', 20,25,15,Meats,1)">
            <text:p>item35 = foodItem('Jerky', 20,25,15,Meat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6">
            <text:p>3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lue Cap', 20,12.5, -15,Vegetables,0.5)</text:p>
          </table:table-cell>
          <table:table-cell table:number-columns-repeated="4"/>
          <table:table-cell table:formula="of:=CONCATENATE([.A37];[.B37];[.C37];[.D37];[.E37])" office:value-type="string" office:string-value="item36 = foodItem('Blue Cap', 20,12.5, -15,Vegetables,0.5)">
            <text:p>item36 = foodItem('Blue Cap', 20,12.5, -15,Vegetabl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7">
            <text:p>3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Sliced Pomegranate', 20,12.5, 0,Fruit,1)</text:p>
          </table:table-cell>
          <table:table-cell table:number-columns-repeated="4"/>
          <table:table-cell table:formula="of:=CONCATENATE([.A38];[.B38];[.C38];[.D38];[.E38])" office:value-type="string" office:string-value="item37 = foodItem('Sliced Pomegranate', 20,12.5, 0,Fruit,1)">
            <text:p>item37 = foodItem('Sliced Pomegranate', 20,12.5, 0,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8">
            <text:p>3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acon and Eggs', 20,75,5,Not valid,No)</text:p>
          </table:table-cell>
          <table:table-cell table:number-columns-repeated="4"/>
          <table:table-cell table:formula="of:=CONCATENATE([.A39];[.B39];[.C39];[.D39];[.E39])" office:value-type="string" office:string-value="item38 = foodItem('Bacon and Eggs', 20,75,5,Not valid,No)">
            <text:p>item38 = foodItem('Bacon and Eggs', 20,7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39">
            <text:p>3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utter Muffin', 20,37.5,5,Not valid,No)</text:p>
          </table:table-cell>
          <table:table-cell table:number-columns-repeated="4"/>
          <table:table-cell table:formula="of:=CONCATENATE([.A40];[.B40];[.C40];[.D40];[.E40])" office:value-type="string" office:string-value="item39 = foodItem('Butter Muffin', 20,37.5,5,Not valid,No)">
            <text:p>item39 = foodItem('Butter Muffin', 2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0">
            <text:p>4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ish Tacos', 20,37.5,5,Not valid,No)</text:p>
          </table:table-cell>
          <table:table-cell table:number-columns-repeated="4"/>
          <table:table-cell table:formula="of:=CONCATENATE([.A41];[.B41];[.C41];[.D41];[.E41])" office:value-type="string" office:string-value="item40 = foodItem('Fish Tacos', 20,37.5,5,Not valid,No)">
            <text:p>item40 = foodItem('Fish Tacos', 2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1">
            <text:p>4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roggle Bunwich', 20,37.5,5,Not valid,No)</text:p>
          </table:table-cell>
          <table:table-cell table:number-columns-repeated="4"/>
          <table:table-cell table:formula="of:=CONCATENATE([.A42];[.B42];[.C42];[.D42];[.E42])" office:value-type="string" office:string-value="item41 = foodItem('Froggle Bunwich', 20,37.5,5,Not valid,No)">
            <text:p>item41 = foodItem('Froggle Bunwich', 2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2">
            <text:p>4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ruit Medley', 20,25,5,Not valid,No)</text:p>
          </table:table-cell>
          <table:table-cell table:number-columns-repeated="4"/>
          <table:table-cell table:formula="of:=CONCATENATE([.A43];[.B43];[.C43];[.D43];[.E43])" office:value-type="string" office:string-value="item42 = foodItem('Fruit Medley', 20,25,5,Not valid,No)">
            <text:p>item42 = foodItem('Fruit Medley', 20,2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3">
            <text:p>4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Honey Nuggets', 20,37.5,5,Not valid,No)</text:p>
          </table:table-cell>
          <table:table-cell table:number-columns-repeated="4"/>
          <table:table-cell table:formula="of:=CONCATENATE([.A44];[.B44];[.C44];[.D44];[.E44])" office:value-type="string" office:string-value="item43 = foodItem('Honey Nuggets', 20,37.5,5,Not valid,No)">
            <text:p>item43 = foodItem('Honey Nuggets', 2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4">
            <text:p>4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Turkey Dinner', 20,75,5,Not valid,No)</text:p>
          </table:table-cell>
          <table:table-cell table:number-columns-repeated="4"/>
          <table:table-cell table:formula="of:=CONCATENATE([.A45];[.B45];[.C45];[.D45];[.E45])" office:value-type="string" office:string-value="item44 = foodItem('Turkey Dinner', 20,75,5,Not valid,No)">
            <text:p>item44 = foodItem('Turkey Dinner', 20,7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5">
            <text:p>4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Unagi', 20,18.8,5,Not valid,No)</text:p>
          </table:table-cell>
          <table:table-cell table:number-columns-repeated="4"/>
          <table:table-cell table:formula="of:=CONCATENATE([.A46];[.B46];[.C46];[.D46];[.E46])" office:value-type="string" office:string-value="item45 = foodItem('Unagi', 20,18.8,5,Not valid,No)">
            <text:p>item45 = foodItem('Unagi', 20,18.8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6">
            <text:p>4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atilisk Wing', 3,12.5, -10,Not valid,No)</text:p>
          </table:table-cell>
          <table:table-cell table:number-columns-repeated="4"/>
          <table:table-cell table:formula="of:=CONCATENATE([.A47];[.B47];[.C47];[.D47];[.E47])" office:value-type="string" office:string-value="item46 = foodItem('Batilisk Wing', 3,12.5, -10,Not valid,No)">
            <text:p>item46 = foodItem('Batilisk Wing', 3,12.5, -1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7">
            <text:p>4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oasted Carrot', 3,12.5, 0,Vegetables,1)</text:p>
          </table:table-cell>
          <table:table-cell table:number-columns-repeated="4"/>
          <table:table-cell table:formula="of:=CONCATENATE([.A48];[.B48];[.C48];[.D48];[.E48])" office:value-type="string" office:string-value="item47 = foodItem('Roasted Carrot', 3,12.5, 0,Vegetables,1)">
            <text:p>item47 = foodItem('Roasted Carrot', 3,12.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8">
            <text:p>4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Banana', 3,12.5,0, Fruit,1)</text:p>
          </table:table-cell>
          <table:table-cell table:number-columns-repeated="4"/>
          <table:table-cell table:formula="of:=CONCATENATE([.A49];[.B49];[.C49];[.D49];[.E49])" office:value-type="string" office:string-value="item48 = foodItem('Cooked Banana', 3,12.5,0, Fruit,1)">
            <text:p>item48 = foodItem('Cooked Banana', 3,12.5,0, 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49">
            <text:p>4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rn', 3,25, 0,Vegetables,1)</text:p>
          </table:table-cell>
          <table:table-cell table:number-columns-repeated="4"/>
          <table:table-cell table:formula="of:=CONCATENATE([.A50];[.B50];[.C50];[.D50];[.E50])" office:value-type="string" office:string-value="item49 = foodItem('Corn', 3,25, 0,Vegetables,1)">
            <text:p>item49 = foodItem('Corn', 3,2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0">
            <text:p>5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opcorn', 3,12.5, 0,Vegetables,1)</text:p>
          </table:table-cell>
          <table:table-cell table:number-columns-repeated="4"/>
          <table:table-cell table:formula="of:=CONCATENATE([.A51];[.B51];[.C51];[.D51];[.E51])" office:value-type="string" office:string-value="item50 = foodItem('Popcorn', 3,12.5, 0,Vegetables,1)">
            <text:p>item50 = foodItem('Popcorn', 3,12.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1">
            <text:p>5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Dragon Fruit', 3,9.375, 0,Fruit,1)</text:p>
          </table:table-cell>
          <table:table-cell table:number-columns-repeated="4"/>
          <table:table-cell table:formula="of:=CONCATENATE([.A52];[.B52];[.C52];[.D52];[.E52])" office:value-type="string" office:string-value="item51 = foodItem('Dragon Fruit', 3,9.375, 0,Fruit,1)">
            <text:p>item51 = foodItem('Dragon Fruit', 3,9.375, 0,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2">
            <text:p>5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Eel', 3,10, 0,Fishes,0.5)</text:p>
          </table:table-cell>
          <table:table-cell table:number-columns-repeated="4"/>
          <table:table-cell table:formula="of:=CONCATENATE([.A53];[.B53];[.C53];[.D53];[.E53])" office:value-type="string" office:string-value="item52 = foodItem('Eel', 3,10, 0,Fishes,0.5)">
            <text:p>item52 = foodItem('Eel', 3,10, 0,Fish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3">
            <text:p>5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Lesser Glow Berry', 3,12.5, -10,Not valid,No)</text:p>
          </table:table-cell>
          <table:table-cell table:number-columns-repeated="4"/>
          <table:table-cell table:formula="of:=CONCATENATE([.A54];[.B54];[.C54];[.D54];[.E54])" office:value-type="string" office:string-value="item53 = foodItem('Lesser Glow Berry', 3,12.5, -10,Not valid,No)">
            <text:p>item53 = foodItem('Lesser Glow Berry', 3,12.5, -1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4">
            <text:p>5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Honey', 3,9.375, 0,Sweetener,1)</text:p>
          </table:table-cell>
          <table:table-cell table:number-columns-repeated="4"/>
          <table:table-cell table:formula="of:=CONCATENATE([.A55];[.B55];[.C55];[.D55];[.E55])" office:value-type="string" office:string-value="item54 = foodItem('Honey', 3,9.375, 0,Sweetener,1)">
            <text:p>item54 = foodItem('Honey', 3,9.375, 0,Sweetener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5">
            <text:p>5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Lichen', 3,12, -5,Vegetables,1)</text:p>
          </table:table-cell>
          <table:table-cell table:number-columns-repeated="4"/>
          <table:table-cell table:formula="of:=CONCATENATE([.A56];[.B56];[.C56];[.D56];[.E56])" office:value-type="string" office:string-value="item55 = foodItem('Lichen', 3,12, -5,Vegetables,1)">
            <text:p>item55 = foodItem('Lichen', 3,12, -5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6">
            <text:p>5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Meat', 3,25, 0,Meats,1)</text:p>
          </table:table-cell>
          <table:table-cell table:number-columns-repeated="4"/>
          <table:table-cell table:formula="of:=CONCATENATE([.A57];[.B57];[.C57];[.D57];[.E57])" office:value-type="string" office:string-value="item56 = foodItem('Cooked Meat', 3,25, 0,Meats,1)">
            <text:p>item56 = foodItem('Cooked Meat', 3,25, 0,Meat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7">
            <text:p>5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omegranate', 3,9.375, 0,Fruit,1)</text:p>
          </table:table-cell>
          <table:table-cell table:number-columns-repeated="4"/>
          <table:table-cell table:formula="of:=CONCATENATE([.A58];[.B58];[.C58];[.D58];[.E58])" office:value-type="string" office:string-value="item57 = foodItem('Pomegranate', 3,9.375, 0,Fruit,1)">
            <text:p>item57 = foodItem('Pomegranate', 3,9.375, 0,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8">
            <text:p>5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umpkin', 3,37.5, 0,Vegetables,1)</text:p>
          </table:table-cell>
          <table:table-cell table:number-columns-repeated="4"/>
          <table:table-cell table:formula="of:=CONCATENATE([.A59];[.B59];[.C59];[.D59];[.E59])" office:value-type="string" office:string-value="item58 = foodItem('Pumpkin', 3,37.5, 0,Vegetables,1)">
            <text:p>item58 = foodItem('Pumpkin', 3,37.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59">
            <text:p>5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Tallbird Egg', 3,25, 0,Eggs,4)</text:p>
          </table:table-cell>
          <table:table-cell table:number-columns-repeated="4"/>
          <table:table-cell table:formula="of:=CONCATENATE([.A60];[.B60];[.C60];[.D60];[.E60])" office:value-type="string" office:string-value="item59 = foodItem('Tallbird Egg', 3,25, 0,Eggs,4)">
            <text:p>item59 = foodItem('Tallbird Egg', 3,25, 0,Eggs,4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0">
            <text:p>6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ist Full of Jam', 3,37.5,5,Not valid,No)</text:p>
          </table:table-cell>
          <table:table-cell table:number-columns-repeated="4"/>
          <table:table-cell table:formula="of:=CONCATENATE([.A61];[.B61];[.C61];[.D61];[.E61])" office:value-type="string" office:string-value="item60 = foodItem('Fist Full of Jam', 3,37.5,5,Not valid,No)">
            <text:p>item60 = foodItem('Fist Full of Jam', 3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1">
            <text:p>6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Kabobs', 3,37.5,5,Not valid,No)</text:p>
          </table:table-cell>
          <table:table-cell table:number-columns-repeated="4"/>
          <table:table-cell table:formula="of:=CONCATENATE([.A62];[.B62];[.C62];[.D62];[.E62])" office:value-type="string" office:string-value="item61 = foodItem('Kabobs', 3,37.5,5,Not valid,No)">
            <text:p>item61 = foodItem('Kabobs', 3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2">
            <text:p>6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eatballs', 3,62.5,5,Not valid,No)</text:p>
          </table:table-cell>
          <table:table-cell table:number-columns-repeated="4"/>
          <table:table-cell table:formula="of:=CONCATENATE([.A63];[.B63];[.C63];[.D63];[.E63])" office:value-type="string" office:string-value="item62 = foodItem('Meatballs', 3,62.5,5,Not valid,No)">
            <text:p>item62 = foodItem('Meatballs', 3,62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3">
            <text:p>6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atatouille', 3,25,5,Not valid,No)</text:p>
          </table:table-cell>
          <table:table-cell table:number-columns-repeated="4"/>
          <table:table-cell table:formula="of:=CONCATENATE([.A64];[.B64];[.C64];[.D64];[.E64])" office:value-type="string" office:string-value="item63 = foodItem('Ratatouille', 3,25,5,Not valid,No)">
            <text:p>item63 = foodItem('Ratatouille', 3,2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4">
            <text:p>6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Stuffed Eggplant', 3,37.5,5,Not valid,No)</text:p>
          </table:table-cell>
          <table:table-cell table:number-columns-repeated="4"/>
          <table:table-cell table:formula="of:=CONCATENATE([.A65];[.B65];[.C65];[.D65];[.E65])" office:value-type="string" office:string-value="item64 = foodItem('Stuffed Eggplant', 3,37.5,5,Not valid,No)">
            <text:p>item64 = foodItem('Stuffed Eggplant', 3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5">
            <text:p>6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Koalefant Trunk', 30,37.5, 0,Not valid,No)</text:p>
          </table:table-cell>
          <table:table-cell table:number-columns-repeated="4"/>
          <table:table-cell table:formula="of:=CONCATENATE([.A66];[.B66];[.C66];[.D66];[.E66])" office:value-type="string" office:string-value="item65 = foodItem('Koalefant Trunk', 30,37.5, 0,Not valid,No)">
            <text:p>item65 = foodItem('Koalefant Trunk', 30,37.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6">
            <text:p>6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Winter Koalefant Trunk', 30,37.5, 0,Not valid,No)</text:p>
          </table:table-cell>
          <table:table-cell table:number-columns-repeated="4"/>
          <table:table-cell table:formula="of:=CONCATENATE([.A67];[.B67];[.C67];[.D67];[.E67])" office:value-type="string" office:string-value="item66 = foodItem('Winter Koalefant Trunk', 30,37.5, 0,Not valid,No)">
            <text:p>item66 = foodItem('Winter Koalefant Trunk', 30,37.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7">
            <text:p>6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Honey Ham', 30,75,5,Not valid,No)</text:p>
          </table:table-cell>
          <table:table-cell table:number-columns-repeated="4"/>
          <table:table-cell table:formula="of:=CONCATENATE([.A68];[.B68];[.C68];[.D68];[.E68])" office:value-type="string" office:string-value="item67 = foodItem('Honey Ham', 30,75,5,Not valid,No)">
            <text:p>item67 = foodItem('Honey Ham', 30,7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8">
            <text:p>6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utter', 40,25, 0,Dairy product,1.0 Fat)</text:p>
          </table:table-cell>
          <table:table-cell table:number-columns-repeated="4"/>
          <table:table-cell table:formula="of:=CONCATENATE([.A69];[.B69];[.C69];[.D69];[.E69])" office:value-type="string" office:string-value="item68 = foodItem('Butter', 40,25, 0,Dairy product,1.0 Fat)">
            <text:p>item68 = foodItem('Butter', 40,25, 0,Dairy product,1.0 Fat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69">
            <text:p>6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Koalefant Trunk Steak', 40,75, 0,Not valid,No)</text:p>
          </table:table-cell>
          <table:table-cell table:number-columns-repeated="4"/>
          <table:table-cell table:formula="of:=CONCATENATE([.A70];[.B70];[.C70];[.D70];[.E70])" office:value-type="string" office:string-value="item69 = foodItem('Koalefant Trunk Steak', 40,75, 0,Not valid,No)">
            <text:p>item69 = foodItem('Koalefant Trunk Steak', 40,7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0">
            <text:p>7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Dragonpie', 40,75,5,Not valid,No)</text:p>
          </table:table-cell>
          <table:table-cell table:number-columns-repeated="4"/>
          <table:table-cell table:formula="of:=CONCATENATE([.A71];[.B71];[.C71];[.D71];[.E71])" office:value-type="string" office:string-value="item70 = foodItem('Dragonpie', 40,75,5,Not valid,No)">
            <text:p>item70 = foodItem('Dragonpie', 40,7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1">
            <text:p>7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ishsticks', 40,37.5,5,Not valid,No)</text:p>
          </table:table-cell>
          <table:table-cell table:number-columns-repeated="4"/>
          <table:table-cell table:formula="of:=CONCATENATE([.A72];[.B72];[.C72];[.D72];[.E72])" office:value-type="string" office:string-value="item71 = foodItem('Fishsticks', 40,37.5,5,Not valid,No)">
            <text:p>item71 = foodItem('Fishsticks', 4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2">
            <text:p>7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Pierogi', 40,37.5,5,Not valid,No)</text:p>
          </table:table-cell>
          <table:table-cell table:number-columns-repeated="4"/>
          <table:table-cell table:formula="of:=CONCATENATE([.A73];[.B73];[.C73];[.D73];[.E73])" office:value-type="string" office:string-value="item72 = foodItem('Pierogi', 40,37.5,5,Not valid,No)">
            <text:p>item72 = foodItem('Pierogi', 4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3">
            <text:p>7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Hatching Tallbird Egg', 5,23,0,Not valid,No)</text:p>
          </table:table-cell>
          <table:table-cell table:number-columns-repeated="4"/>
          <table:table-cell table:formula="of:=CONCATENATE([.A74];[.B74];[.C74];[.D74];[.E74])" office:value-type="string" office:string-value="item73 = foodItem('Hatching Tallbird Egg', 5,23,0,Not valid,No)">
            <text:p>item73 = foodItem('Hatching Tallbird Egg', 5,23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4">
            <text:p>7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Deerclops Eyeball', 60,75, -15,Not valid,No)</text:p>
          </table:table-cell>
          <table:table-cell table:number-columns-repeated="4"/>
          <table:table-cell table:formula="of:=CONCATENATE([.A75];[.B75];[.C75];[.D75];[.E75])" office:value-type="string" office:string-value="item74 = foodItem('Deerclops Eyeball', 60,75, -15,Not valid,No)">
            <text:p>item74 = foodItem('Deerclops Eyeball', 60,75, -1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5">
            <text:p>7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Guardian's Horn', 60,75, -15,Not valid,No)</text:p>
          </table:table-cell>
          <table:table-cell table:number-columns-repeated="4"/>
          <table:table-cell table:formula="of:=CONCATENATE([.A76];[.B76];[.C76];[.D76];[.E76])" office:value-type="string" office:string-value="item75 = foodItem('Guardian's Horn', 60,75, -15,Not valid,No)">
            <text:p>item75 = foodItem('Guardian's Horn', 60,75, -1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6">
            <text:p>7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andrake', 60,75, 0,Vegetables,1)</text:p>
          </table:table-cell>
          <table:table-cell table:number-columns-repeated="4"/>
          <table:table-cell table:formula="of:=CONCATENATE([.A77];[.B77];[.C77];[.D77];[.E77])" office:value-type="string" office:string-value="item76 = foodItem('Mandrake', 60,75, 0,Vegetables,1)">
            <text:p>item76 = foodItem('Mandrake', 60,7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7">
            <text:p>7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Waffles', 60,37.5,5,Not valid,No)</text:p>
          </table:table-cell>
          <table:table-cell table:number-columns-repeated="4"/>
          <table:table-cell table:formula="of:=CONCATENATE([.A78];[.B78];[.C78];[.D78];[.E78])" office:value-type="string" office:string-value="item77 = foodItem('Waffles', 60,37.5,5,Not valid,No)">
            <text:p>item77 = foodItem('Waffles', 60,37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8">
            <text:p>7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Batilisk Wing', 8,18.75,0,Not valid,No)</text:p>
          </table:table-cell>
          <table:table-cell table:number-columns-repeated="4"/>
          <table:table-cell table:formula="of:=CONCATENATE([.A79];[.B79];[.C79];[.D79];[.E79])" office:value-type="string" office:string-value="item78 = foodItem('Cooked Batilisk Wing', 8,18.75,0,Not valid,No)">
            <text:p>item78 = foodItem('Cooked Batilisk Wing', 8,18.75,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79">
            <text:p>7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Eggplant', 8,25, 0,Vegetables,1)</text:p>
          </table:table-cell>
          <table:table-cell table:number-columns-repeated="4"/>
          <table:table-cell table:formula="of:=CONCATENATE([.A80];[.B80];[.C80];[.D80];[.E80])" office:value-type="string" office:string-value="item79 = foodItem('Eggplant', 8,25, 0,Vegetables,1)">
            <text:p>item79 = foodItem('Eggplant', 8,2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0">
            <text:p>8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Small Jerky', 8,12.5,10,Meats,0.5)</text:p>
          </table:table-cell>
          <table:table-cell table:number-columns-repeated="4"/>
          <table:table-cell table:formula="of:=CONCATENATE([.A81];[.B81];[.C81];[.D81];[.E81])" office:value-type="string" office:string-value="item80 = foodItem('Small Jerky', 8,12.5,10,Meats,0.5)">
            <text:p>item80 = foodItem('Small Jerky', 8,12.5,1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1">
            <text:p>8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Hot Pumpkin', 8,37.5, 0,Vegetables,1)</text:p>
          </table:table-cell>
          <table:table-cell table:number-columns-repeated="4"/>
          <table:table-cell table:formula="of:=CONCATENATE([.A82];[.B82];[.C82];[.D82];[.E82])" office:value-type="string" office:string-value="item81 = foodItem('Hot Pumpkin', 8,37.5, 0,Vegetables,1)">
            <text:p>item81 = foodItem('Hot Pumpkin', 8,37.5, 0,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2">
            <text:p>8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Berries', <text:s/>0,9.375, 0,Fruit,0.5)</text:p>
          </table:table-cell>
          <table:table-cell table:number-columns-repeated="4"/>
          <table:table-cell table:formula="of:=CONCATENATE([.A83];[.B83];[.C83];[.D83];[.E83])" office:value-type="string" office:string-value="item82 = foodItem('Berries',  0,9.375, 0,Fruit,0.5)">
            <text:p>item82 = foodItem('Berries', <text:s/>0,9.375, 0,Fruit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3">
            <text:p>8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Drumstick', <text:s/>0,12.5, -10,Meats,0.5)</text:p>
          </table:table-cell>
          <table:table-cell table:number-columns-repeated="4"/>
          <table:table-cell table:formula="of:=CONCATENATE([.A84];[.B84];[.C84];[.D84];[.E84])" office:value-type="string" office:string-value="item83 = foodItem('Drumstick',  0,12.5, -10,Meats,0.5)">
            <text:p>item83 = foodItem('Drumstick', <text:s/>0,12.5, -1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4">
            <text:p>8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Extra Smelly Durian', <text:s/>0,25, -5,Fruit,1)</text:p>
          </table:table-cell>
          <table:table-cell table:number-columns-repeated="4"/>
          <table:table-cell table:formula="of:=CONCATENATE([.A85];[.B85];[.C85];[.D85];[.E85])" office:value-type="string" office:string-value="item84 = foodItem('Extra Smelly Durian',  0,25, -5,Fruit,1)">
            <text:p>item84 = foodItem('Extra Smelly Durian', <text:s/>0,25, -5,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5">
            <text:p>8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Egg', <text:s/>0,9.375, 0,Eggs,1)</text:p>
          </table:table-cell>
          <table:table-cell table:number-columns-repeated="4"/>
          <table:table-cell table:formula="of:=CONCATENATE([.A86];[.B86];[.C86];[.D86];[.E86])" office:value-type="string" office:string-value="item85 = foodItem('Egg',  0,9.375, 0,Eggs,1)">
            <text:p>item85 = foodItem('Egg', <text:s/>0,9.375, 0,Egg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6">
            <text:p>8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Egg', <text:s/>0,12.5, 0,Eggs,1)</text:p>
          </table:table-cell>
          <table:table-cell table:number-columns-repeated="4"/>
          <table:table-cell table:formula="of:=CONCATENATE([.A87];[.B87];[.C87];[.D87];[.E87])" office:value-type="string" office:string-value="item86 = foodItem('Cooked Egg',  0,12.5, 0,Eggs,1)">
            <text:p>item86 = foodItem('Cooked Egg', <text:s/>0,12.5, 0,Egg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7">
            <text:p>8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rog Legs', <text:s/>0,12.5, -10,Meats,0.5)</text:p>
          </table:table-cell>
          <table:table-cell table:number-columns-repeated="4"/>
          <table:table-cell table:formula="of:=CONCATENATE([.A88];[.B88];[.C88];[.D88];[.E88])" office:value-type="string" office:string-value="item87 = foodItem('Frog Legs',  0,12.5, -10,Meats,0.5)">
            <text:p>item87 = foodItem('Frog Legs', <text:s/>0,12.5, -1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8">
            <text:p>8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Leafy Meat', <text:s/>0,12.5, -10,Not valid,No)</text:p>
          </table:table-cell>
          <table:table-cell table:number-columns-repeated="4"/>
          <table:table-cell table:formula="of:=CONCATENATE([.A89];[.B89];[.C89];[.D89];[.E89])" office:value-type="string" office:string-value="item88 = foodItem('Leafy Meat',  0,12.5, -10,Not valid,No)">
            <text:p>item88 = foodItem('Leafy Meat', <text:s/>0,12.5, -1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89">
            <text:p>8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orsel', <text:s/>0,12.5, -10,Meats,0.5)</text:p>
          </table:table-cell>
          <table:table-cell table:number-columns-repeated="4"/>
          <table:table-cell table:formula="of:=CONCATENATE([.A90];[.B90];[.C90];[.D90];[.E90])" office:value-type="string" office:string-value="item89 = foodItem('Morsel',  0,12.5, -10,Meats,0.5)">
            <text:p>item89 = foodItem('Morsel', <text:s/>0,12.5, -10,Meat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0">
            <text:p>9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Green Cap', <text:s/>0,12.5, -50,Vegetables,0.5)</text:p>
          </table:table-cell>
          <table:table-cell table:number-columns-repeated="4"/>
          <table:table-cell table:formula="of:=CONCATENATE([.A91];[.B91];[.C91];[.D91];[.E91])" office:value-type="string" office:string-value="item90 = foodItem('Green Cap',  0,12.5, -50,Vegetables,0.5)">
            <text:p>item90 = foodItem('Green Cap', <text:s/>0,12.5, -50,Vegetables,0.5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1">
            <text:p>9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Dark Petals', <text:s/>0, 0, -5,Not valid,No)</text:p>
          </table:table-cell>
          <table:table-cell table:number-columns-repeated="4"/>
          <table:table-cell table:formula="of:=CONCATENATE([.A92];[.B92];[.C92];[.D92];[.E92])" office:value-type="string" office:string-value="item91 = foodItem('Dark Petals',  0, 0, -5,Not valid,No)">
            <text:p>item91 = foodItem('Dark Petals', <text:s/>0, 0, -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2">
            <text:p>9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Seeds', <text:s/>0, 4.6875, 0,Not valid,No)</text:p>
          </table:table-cell>
          <table:table-cell table:number-columns-repeated="4"/>
          <table:table-cell table:formula="of:=CONCATENATE([.A93];[.B93];[.C93];[.D93];[.E93])" office:value-type="string" office:string-value="item92 = foodItem('Seeds',  0, 4.6875, 0,Not valid,No)">
            <text:p>item92 = foodItem('Seeds', <text:s/>0, 4.687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3">
            <text:p>9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ried Tallbird Egg', <text:s/>0,37.5, 0,Eggs,4)</text:p>
          </table:table-cell>
          <table:table-cell table:number-columns-repeated="4"/>
          <table:table-cell table:formula="of:=CONCATENATE([.A94];[.B94];[.C94];[.D94];[.E94])" office:value-type="string" office:string-value="item93 = foodItem('Fried Tallbird Egg',  0,37.5, 0,Eggs,4)">
            <text:p>item93 = foodItem('Fried Tallbird Egg', <text:s/>0,37.5, 0,Eggs,4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4">
            <text:p>9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Toasted Seeds', <text:s/>1, 4.6875, 0,Not valid,No)</text:p>
          </table:table-cell>
          <table:table-cell table:number-columns-repeated="4"/>
          <table:table-cell table:formula="of:=CONCATENATE([.A95];[.B95];[.C95];[.D95];[.E95])" office:value-type="string" office:string-value="item94 = foodItem('Toasted Seeds',  1, 4.6875, 0,Not valid,No)">
            <text:p>item94 = foodItem('Toasted Seeds', <text:s/>1, 4.687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5">
            <text:p>9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Roasted Birchnut', 1,9.375, 0,,Yes)</text:p>
          </table:table-cell>
          <table:table-cell table:number-columns-repeated="4"/>
          <table:table-cell table:formula="of:=CONCATENATE([.A96];[.B96];[.C96];[.D96];[.E96])" office:value-type="string" office:string-value="item95 = foodItem('Roasted Birchnut', 1,9.375, 0,,Yes)">
            <text:p>item95 = foodItem('Roasted Birchnut', 1,9.375, 0,,Yes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6">
            <text:p>9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actus Flesh', <text:s/>-3,12.5, -5, Vegetables,1)</text:p>
          </table:table-cell>
          <table:table-cell table:number-columns-repeated="4"/>
          <table:table-cell table:formula="of:=CONCATENATE([.A97];[.B97];[.C97];[.D97];[.E97])" office:value-type="string" office:string-value="item96 = foodItem('Cactus Flesh',  -3,12.5, -5, Vegetables,1)">
            <text:p>item96 = foodItem('Cactus Flesh', <text:s/>-3,12.5, -5, 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7">
            <text:p>9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ooked Cactus Flesh', 1,12.5,15, Vegetables,1)</text:p>
          </table:table-cell>
          <table:table-cell table:number-columns-repeated="4"/>
          <table:table-cell table:formula="of:=CONCATENATE([.A98];[.B98];[.C98];[.D98];[.E98])" office:value-type="string" office:string-value="item97 = foodItem('Cooked Cactus Flesh', 1,12.5,15, Vegetables,1)">
            <text:p>item97 = foodItem('Cooked Cactus Flesh', 1,12.5,15, 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8">
            <text:p>9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Cactus Flower', 8,12.5,5, Vegetables,1)</text:p>
          </table:table-cell>
          <table:table-cell table:number-columns-repeated="4"/>
          <table:table-cell table:formula="of:=CONCATENATE([.A99];[.B99];[.C99];[.D99];[.E99])" office:value-type="string" office:string-value="item98 = foodItem('Cactus Flower', 8,12.5,5, Vegetables,1)">
            <text:p>item98 = foodItem('Cactus Flower', 8,12.5,5, Vegetables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99">
            <text:p>9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Electric Milk', 3,12.5,5, Dairy product,1)</text:p>
          </table:table-cell>
          <table:table-cell table:number-columns-repeated="4"/>
          <table:table-cell table:formula="of:=CONCATENATE([.A100];[.B100];[.C100];[.D100];[.E100])" office:value-type="string" office:string-value="item99 = foodItem('Electric Milk', 3,12.5,5, Dairy product,1)">
            <text:p>item99 = foodItem('Electric Milk', 3,12.5,5, Dairy produc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0">
            <text:p>100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Glommer's Goop', 40,9.375, -50,Not valid,No)</text:p>
          </table:table-cell>
          <table:table-cell table:number-columns-repeated="4"/>
          <table:table-cell table:formula="of:=CONCATENATE([.A101];[.B101];[.C101];[.D101];[.E101])" office:value-type="string" office:string-value="item100 = foodItem('Glommer's Goop', 40,9.375, -50,Not valid,No)">
            <text:p>item100 = foodItem('Glommer's Goop', 40,9.375, -5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1">
            <text:p>101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Ice', 0.5,2.3,0,Ice,Yes)</text:p>
          </table:table-cell>
          <table:table-cell table:number-columns-repeated="4"/>
          <table:table-cell table:formula="of:=CONCATENATE([.A102];[.B102];[.C102];[.D102];[.E102])" office:value-type="string" office:string-value="item101 = foodItem('Ice', 0.5,2.3,0,Ice,Yes)">
            <text:p>item101 = foodItem('Ice', 0.5,2.3,0,Ice,Yes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2">
            <text:p>102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Watermelon', 3, 12.5, 5, Fruit,1)</text:p>
          </table:table-cell>
          <table:table-cell table:number-columns-repeated="4"/>
          <table:table-cell table:formula="of:=CONCATENATE([.A103];[.B103];[.C103];[.D103];[.E103])" office:value-type="string" office:string-value="item102 = foodItem('Watermelon', 3, 12.5, 5, Fruit,1)">
            <text:p>item102 = foodItem('Watermelon', 3, 12.5, 5, 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3">
            <text:p>103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Grilled Watermelon', 1,12.5,7.5, Fruit,1)</text:p>
          </table:table-cell>
          <table:table-cell table:number-columns-repeated="4"/>
          <table:table-cell table:formula="of:=CONCATENATE([.A104];[.B104];[.C104];[.D104];[.E104])" office:value-type="string" office:string-value="item103 = foodItem('Grilled Watermelon', 1,12.5,7.5, Fruit,1)">
            <text:p>item103 = foodItem('Grilled Watermelon', 1,12.5,7.5, Fruit,1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4">
            <text:p>104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Flower Salad', 40,12.5,5,Not valid,No)</text:p>
          </table:table-cell>
          <table:table-cell table:number-columns-repeated="4"/>
          <table:table-cell table:formula="of:=CONCATENATE([.A105];[.B105];[.C105];[.D105];[.E105])" office:value-type="string" office:string-value="item104 = foodItem('Flower Salad', 40,12.5,5,Not valid,No)">
            <text:p>item104 = foodItem('Flower Salad', 40,12.5,5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5">
            <text:p>105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Guacamole', 20,37.5, 0,Not valid,No)</text:p>
          </table:table-cell>
          <table:table-cell table:number-columns-repeated="4"/>
          <table:table-cell table:formula="of:=CONCATENATE([.A106];[.B106];[.C106];[.D106];[.E106])" office:value-type="string" office:string-value="item105 = foodItem('Guacamole', 20,37.5, 0,Not valid,No)">
            <text:p>item105 = foodItem('Guacamole', 20,37.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6">
            <text:p>106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Ice Cream', <text:s/>0,25,50,Not valid,No)</text:p>
          </table:table-cell>
          <table:table-cell table:number-columns-repeated="4"/>
          <table:table-cell table:formula="of:=CONCATENATE([.A107];[.B107];[.C107];[.D107];[.E107])" office:value-type="string" office:string-value="item106 = foodItem('Ice Cream',  0,25,50,Not valid,No)">
            <text:p>item106 = foodItem('Ice Cream', <text:s/>0,25,5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7">
            <text:p>107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Melonsicle', 3,12.5,20,Not valid,No)</text:p>
          </table:table-cell>
          <table:table-cell table:number-columns-repeated="4"/>
          <table:table-cell table:formula="of:=CONCATENATE([.A108];[.B108];[.C108];[.D108];[.E108])" office:value-type="string" office:string-value="item107 = foodItem('Melonsicle', 3,12.5,20,Not valid,No)">
            <text:p>item107 = foodItem('Melonsicle', 3,12.5,2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8">
            <text:p>108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Spicy Chili', 20,37.5, 0,Not valid,No)</text:p>
          </table:table-cell>
          <table:table-cell table:number-columns-repeated="4"/>
          <table:table-cell table:formula="of:=CONCATENATE([.A109];[.B109];[.C109];[.D109];[.E109])" office:value-type="string" office:string-value="item108 = foodItem('Spicy Chili', 20,37.5, 0,Not valid,No)">
            <text:p>item108 = foodItem('Spicy Chili', 20,37.5, 0,Not valid,No)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float" office:value="109">
            <text:p>109</text:p>
          </table:table-cell>
          <table:table-cell office:value-type="string">
            <text:p><text:s/>= </text:p>
          </table:table-cell>
          <table:table-cell office:value-type="string">
            <text:p>foodItem</text:p>
          </table:table-cell>
          <table:table-cell office:value-type="string">
            <text:p>('Trail Mix', 30,12.5,5,Not valid,No)</text:p>
          </table:table-cell>
          <table:table-cell table:number-columns-repeated="4"/>
          <table:table-cell table:formula="of:=CONCATENATE([.A110];[.B110];[.C110];[.D110];[.E110])" office:value-type="string" office:string-value="item109 = foodItem('Trail Mix', 30,12.5,5,Not valid,No)">
            <text:p>item109 = foodItem('Trail Mix', 30,12.5,5,Not valid,No)</text:p>
          </table:table-cell>
        </table:table-row>
      </table:table>
      <table:database-ranges>
        <table:database-range table:target-range-address="Sheet1.A1:Sheet1.AMJ1048565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5/15/2016</text:date>, <text:time>16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2:53:22.17</meta:creation-date>
    <dc:date>2016-05-15T16:25:45.88</dc:date>
    <meta:editing-duration>P3DT17H17M12S</meta:editing-duration>
    <meta:editing-cycles>3</meta:editing-cycles>
    <meta:generator>OpenOffice/4.1.2$Win32 OpenOffice.org_project/412m3$Build-9782</meta:generator>
    <meta:document-statistic meta:table-count="3" meta:cell-count="3648" meta:object-count="0"/>
  </office:meta>
</office:document-meta>
</file>